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81cm" fo:margin-left="0.519cm" table:align="left"/>
    </style:style>
    <style:style style:name="Table1.A" style:family="table-column">
      <style:table-column-properties style:column-width="4.075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981cm" fo:margin-left="0.519cm" table:align="left"/>
    </style:style>
    <style:style style:name="Table4.A" style:family="table-column">
      <style:table-column-properties style:column-width="4.075cm"/>
    </style:style>
    <style:style style:name="Table4.B" style:family="table-column">
      <style:table-column-properties style:column-width="11.90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513cm"/>
    </style:style>
    <style:style style:name="Table5" style:family="table">
      <style:table-properties style:width="16.51cm" fo:margin-left="0cm" table:align="left"/>
    </style:style>
    <style:style style:name="Table5.A" style:family="table-column">
      <style:table-column-properties style:column-width="5.5cm"/>
    </style:style>
    <style:style style:name="Table5.B" style:family="table-column">
      <style:table-column-properties style:column-width="2.808cm"/>
    </style:style>
    <style:style style:name="Table5.C" style:family="table-column">
      <style:table-column-properties style:column-width="8.20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/>
    </style:style>
    <style:style style:name="Table6.A" style:family="table-column">
      <style:table-column-properties style:column-width="2.011cm"/>
    </style:style>
    <style:style style:name="Table6.B" style:family="table-column">
      <style:table-column-properties style:column-width="7.197cm"/>
    </style:style>
    <style:style style:name="Table6.C" style:family="table-column">
      <style:table-column-properties style:column-width="2.593cm"/>
    </style:style>
    <style:style style:name="Table6.D" style:family="table-column">
      <style:table-column-properties style:column-width="2.196cm"/>
    </style:style>
    <style:style style:name="Table6.E" style:family="table-column">
      <style:table-column-properties style:column-width="2.514cm"/>
    </style:style>
    <style:style style:name="Table6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background-color="#a6a4aa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none" fo:border-bottom="0.05pt solid #000000"/>
    </style:style>
    <style:style style:name="Table6.D4" style:family="table-cell">
      <style:table-cell-properties fo:padding="0.097cm" fo:border-left="0.05pt solid #000000" fo:border-right="none" fo:border-top="none" fo:border-bottom="0.05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none" fo:border-bottom="0.05pt solid #000000"/>
    </style:style>
    <style:style style:name="Table6.D5" style:family="table-cell">
      <style:table-cell-properties fo:padding="0.097cm" fo:border-left="0.05pt solid #000000" fo:border-right="none" fo:border-top="none" fo:border-bottom="0.05pt solid #000000"/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fo:margin-left="0cm" table:align="left"/>
    </style:style>
    <style:style style:name="Table7.A" style:family="table-column">
      <style:table-column-properties style:column-width="3.104cm"/>
    </style:style>
    <style:style style:name="Table7.B" style:family="table-column">
      <style:table-column-properties style:column-width="2.399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1.799cm"/>
    </style:style>
    <style:style style:name="Table7.E" style:family="table-column">
      <style:table-column-properties style:column-width="1.376cm"/>
    </style:style>
    <style:style style:name="Table7.F" style:family="table-column">
      <style:table-column-properties style:column-width="4.128cm"/>
    </style:style>
    <style:style style:name="Table7.A1" style:family="table-cell">
      <style:table-cell-properties fo:background-color="#a6a4aa" fo:padding="0.097cm" fo:border="0.05pt solid #000000">
        <style:background-image/>
      </style:table-cell-properties>
    </style:style>
    <style:style style:name="Table7.A2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7.A4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7.F4" style:family="table-cell">
      <style:table-cell-properties fo:background-color="#e6f0b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none" fo:border-top="none" fo:border-bottom="0.05pt solid #000000"/>
    </style:style>
    <style:style style:name="Table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none" fo:border-top="none" fo:border-bottom="0.05pt solid #000000"/>
    </style:style>
    <style:style style:name="Table7.D7" style:family="table-cell">
      <style:table-cell-properties fo:padding="0.097cm" fo:border-left="0.05pt solid #000000" fo:border-right="none" fo:border-top="none" fo:border-bottom="0.05pt solid #000000"/>
    </style:style>
    <style:style style:name="Table7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9" style:family="table-row">
      <style:table-row-properties style:min-row-height="0.762cm"/>
    </style:style>
    <style:style style:name="Table7.A9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16.51cm" fo:margin-left="0cm" table:align="left"/>
    </style:style>
    <style:style style:name="Table9.A" style:family="table-column">
      <style:table-column-properties style:column-width="3.598cm"/>
    </style:style>
    <style:style style:name="Table9.B" style:family="table-column">
      <style:table-column-properties style:column-width="4.798cm"/>
    </style:style>
    <style:style style:name="Table9.C" style:family="table-column">
      <style:table-column-properties style:column-width="3.986cm"/>
    </style:style>
    <style:style style:name="Table9.D" style:family="table-column">
      <style:table-column-properties style:column-width="4.128cm"/>
    </style:style>
    <style:style style:name="Table9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6.001cm" style:rel-column-width="21845*"/>
    </style:style>
    <style:style style:name="Table8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1cm" fo:margin-left="0cm" table:align="left"/>
    </style:style>
    <style:style style:name="Table10.A" style:family="table-column">
      <style:table-column-properties style:column-width="4.124cm"/>
    </style:style>
    <style:style style:name="Table10.B" style:family="table-column">
      <style:table-column-properties style:column-width="4.126cm"/>
    </style:style>
    <style:style style:name="Table10.C" style:family="table-column">
      <style:table-column-properties style:column-width="4.344cm"/>
    </style:style>
    <style:style style:name="Table10.D" style:family="table-column">
      <style:table-column-properties style:column-width="3.916cm"/>
    </style:style>
    <style:style style:name="Table10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8.002cm" table:align="margins"/>
    </style:style>
    <style:style style:name="Table11.A" style:family="table-column">
      <style:table-column-properties style:column-width="4.5cm" style:rel-column-width="16380*"/>
    </style:style>
    <style:style style:name="Table11.B" style:family="table-column">
      <style:table-column-properties style:column-width="3.014cm" style:rel-column-width="10973*"/>
    </style:style>
    <style:style style:name="Table11.C" style:family="table-column">
      <style:table-column-properties style:column-width="2.469cm" style:rel-column-width="8989*"/>
    </style:style>
    <style:style style:name="Table11.D" style:family="table-column">
      <style:table-column-properties style:column-width="8.019cm" style:rel-column-width="29193*"/>
    </style:style>
    <style:style style:name="Table1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5cb321" officeooo:paragraph-rsid="005cb321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5cb321" officeooo:paragraph-rsid="005fc73b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74d82e" officeooo:paragraph-rsid="0074d82e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776390" officeooo:paragraph-rsid="00776390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794fec" officeooo:paragraph-rsid="00794fec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7e1d97" officeooo:paragraph-rsid="007e1d97" style:font-size-asian="14pt" style:font-size-complex="14pt"/>
    </style:style>
    <style:style style:name="P14" style:family="paragraph" style:parent-style-name="Table_20_Contents">
      <style:text-properties style:font-name="FreeSans" fo:font-size="14pt" officeooo:rsid="0080b426" officeooo:paragraph-rsid="0080b426" style:font-size-asian="14pt" style:font-size-complex="14pt"/>
    </style:style>
    <style:style style:name="P15" style:family="paragraph" style:parent-style-name="Table_20_Contents">
      <style:text-properties style:font-name="FreeSans" fo:font-size="14pt" officeooo:rsid="008dcb27" officeooo:paragraph-rsid="008dcb27" style:font-size-asian="14pt" style:font-size-complex="14pt"/>
    </style:style>
    <style:style style:name="P16" style:family="paragraph" style:parent-style-name="Table_20_Contents">
      <style:text-properties style:font-name="FreeSans" fo:font-size="14pt" officeooo:rsid="00858972" officeooo:paragraph-rsid="00858972" style:font-size-asian="14pt" style:font-size-complex="14pt"/>
    </style:style>
    <style:style style:name="P17" style:family="paragraph" style:parent-style-name="Table_20_Contents">
      <style:text-properties style:font-name="FreeSans" fo:font-size="14pt" officeooo:rsid="00885966" officeooo:paragraph-rsid="00885966" style:font-size-asian="14pt" style:font-size-complex="14pt"/>
    </style:style>
    <style:style style:name="P18" style:family="paragraph" style:parent-style-name="Table_20_Contents">
      <style:text-properties style:font-name="FreeSans" fo:font-size="14pt" officeooo:rsid="00896bbb" officeooo:paragraph-rsid="00896bbb" style:font-size-asian="14pt" style:font-size-complex="14pt"/>
    </style:style>
    <style:style style:name="P19" style:family="paragraph" style:parent-style-name="Table_20_Contents">
      <style:text-properties style:font-name="FreeSans" fo:font-size="14pt" officeooo:rsid="0089a2cf" officeooo:paragraph-rsid="0089a2cf" style:font-size-asian="14pt" style:font-size-complex="14pt"/>
    </style:style>
    <style:style style:name="P20" style:family="paragraph" style:parent-style-name="Table_20_Contents">
      <style:text-properties style:font-name="FreeSans" fo:font-size="14pt" officeooo:rsid="008afe02" officeooo:paragraph-rsid="008afe02" style:font-size-asian="14pt" style:font-size-complex="14pt"/>
    </style:style>
    <style:style style:name="P21" style:family="paragraph" style:parent-style-name="Table_20_Contents">
      <style:text-properties style:font-name="FreeSans" fo:font-size="14pt" officeooo:rsid="008f4490" officeooo:paragraph-rsid="008f4490" style:font-size-asian="14pt" style:font-size-complex="14pt"/>
    </style:style>
    <style:style style:name="P22" style:family="paragraph" style:parent-style-name="Table_20_Contents">
      <style:text-properties style:font-name="FreeSans" fo:font-size="14pt" officeooo:rsid="0099f4f0" officeooo:paragraph-rsid="0099f4f0" style:font-size-asian="14pt" style:font-size-complex="14pt"/>
    </style:style>
    <style:style style:name="P23" style:family="paragraph" style:parent-style-name="Table_20_Contents">
      <style:text-properties style:font-name="FreeSans" fo:font-size="14pt" officeooo:rsid="009aca14" officeooo:paragraph-rsid="009aca14" style:font-size-asian="14pt" style:font-size-complex="14pt"/>
    </style:style>
    <style:style style:name="P24" style:family="paragraph" style:parent-style-name="Table_20_Contents">
      <style:text-properties style:font-name="FreeSans" fo:font-size="14pt" officeooo:rsid="009c69be" officeooo:paragraph-rsid="009c69be" style:font-size-asian="14pt" style:font-size-complex="14pt"/>
    </style:style>
    <style:style style:name="P25" style:family="paragraph" style:parent-style-name="Table_20_Contents">
      <style:text-properties style:font-name="FreeSans" fo:font-size="14pt" officeooo:rsid="00dc300f" officeooo:paragraph-rsid="00dc300f" style:font-size-asian="14pt" style:font-size-complex="14pt"/>
    </style:style>
    <style:style style:name="P26" style:family="paragraph" style:parent-style-name="Table_20_Contents">
      <style:text-properties style:font-name="FreeSans" fo:font-size="14pt" officeooo:rsid="00dcf533" officeooo:paragraph-rsid="00dcf533" style:font-size-asian="14pt" style:font-size-complex="14pt"/>
    </style:style>
    <style:style style:name="P27" style:family="paragraph" style:parent-style-name="Table_20_Contents">
      <style:text-properties style:font-name="FreeSans" fo:font-size="14pt" officeooo:rsid="00e28343" officeooo:paragraph-rsid="00e28343" style:font-size-asian="14pt" style:font-size-complex="14pt"/>
    </style:style>
    <style:style style:name="P28" style:family="paragraph" style:parent-style-name="Table_20_Contents">
      <style:text-properties style:font-name="FreeSans" fo:font-size="14pt" officeooo:rsid="00e28343" officeooo:paragraph-rsid="00e598f1" style:font-size-asian="14pt" style:font-size-complex="14pt"/>
    </style:style>
    <style:style style:name="P29" style:family="paragraph" style:parent-style-name="Table_20_Contents">
      <style:text-properties style:font-name="FreeSans" fo:font-size="14pt" officeooo:rsid="00e28343" officeooo:paragraph-rsid="00e820c0" style:font-size-asian="14pt" style:font-size-complex="14pt"/>
    </style:style>
    <style:style style:name="P30" style:family="paragraph" style:parent-style-name="Table_20_Contents">
      <style:text-properties style:font-name="FreeSans" fo:font-size="14pt" officeooo:rsid="00de9ee1" officeooo:paragraph-rsid="00de9ee1" style:font-size-asian="14pt" style:font-size-complex="14pt"/>
    </style:style>
    <style:style style:name="P31" style:family="paragraph" style:parent-style-name="Table_20_Contents">
      <style:text-properties style:font-name="FreeSans" fo:font-size="14pt" officeooo:rsid="00e97af8" officeooo:paragraph-rsid="00e97af8" style:font-size-asian="14pt" style:font-size-complex="14pt"/>
    </style:style>
    <style:style style:name="P32" style:family="paragraph" style:parent-style-name="Table_20_Contents">
      <style:text-properties style:font-name="FreeSans" fo:font-size="14pt" officeooo:rsid="00ea6e79" officeooo:paragraph-rsid="00ea6e79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officeooo:rsid="00ee36fc" officeooo:paragraph-rsid="00ee36fc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officeooo:rsid="00f97ce2" officeooo:paragraph-rsid="00f97ce2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officeooo:rsid="00f4c217" officeooo:paragraph-rsid="00f4c217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officeooo:rsid="00f7bc62" officeooo:paragraph-rsid="00f7bc62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FreeSans" fo:font-size="14pt" officeooo:rsid="00fa8209" officeooo:paragraph-rsid="00fa8209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FreeSans" fo:font-size="14pt" officeooo:rsid="01483f52" officeooo:paragraph-rsid="01483f52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4pt" officeooo:rsid="01501a07" officeooo:paragraph-rsid="01501a07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FreeSans" fo:font-size="14pt" officeooo:rsid="0156bdb8" officeooo:paragraph-rsid="0156bdb8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FreeSans" fo:font-size="14pt" officeooo:rsid="014a8a98" officeooo:paragraph-rsid="014a8a98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4pt" officeooo:rsid="01525a13" officeooo:paragraph-rsid="01525a13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4pt" officeooo:rsid="015689fe" officeooo:paragraph-rsid="015689fe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4pt" officeooo:rsid="015c8a72" officeooo:paragraph-rsid="015c8a72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4pt" officeooo:rsid="015985d3" officeooo:paragraph-rsid="015985d3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4pt" officeooo:rsid="01454100" officeooo:paragraph-rsid="01454100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FreeSans" fo:font-size="14pt" officeooo:rsid="015e75a0" officeooo:paragraph-rsid="015e75a0" style:font-size-asian="14pt" style:font-size-complex="14pt"/>
    </style:style>
    <style:style style:name="P49" style:family="paragraph" style:parent-style-name="Table_20_Contents">
      <style:text-properties style:font-name="FreeSans" fo:font-size="14pt" fo:font-weight="bold" officeooo:rsid="00da4423" officeooo:paragraph-rsid="00da4423" style:font-size-asian="14pt" style:font-weight-asian="bold" style:font-size-complex="14pt" style:font-weight-complex="bold"/>
    </style:style>
    <style:style style:name="P50" style:family="paragraph" style:parent-style-name="Table_20_Contents">
      <style:text-properties style:font-name="FreeSans" fo:font-size="14pt" fo:font-weight="bold" officeooo:rsid="00eb411c" officeooo:paragraph-rsid="00eb411c" style:font-size-asian="14pt" style:font-weight-asian="bold" style:font-size-complex="14pt" style:font-weight-complex="bold"/>
    </style:style>
    <style:style style:name="P51" style:family="paragraph" style:parent-style-name="Table_20_Contents">
      <style:text-properties style:font-name="FreeSans" fo:font-size="14pt" fo:font-weight="bold" officeooo:rsid="00ebf8ae" officeooo:paragraph-rsid="00ebf8ae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ee36fc" officeooo:paragraph-rsid="00ee36fc" style:font-size-asian="14pt" style:font-weight-asian="bold" style:font-size-complex="14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f49d23" officeooo:paragraph-rsid="00f4c217" style:font-size-asian="14pt" style:font-weight-asian="bold" style:font-size-complex="14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38127d" officeooo:paragraph-rsid="0138127d" style:font-size-asian="14pt" style:font-weight-asian="bold" style:font-size-complex="14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400e72" officeooo:paragraph-rsid="01400e72" style:font-size-asian="14pt" style:font-weight-asian="bold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40951f" officeooo:paragraph-rsid="0140951f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43d634" officeooo:paragraph-rsid="0143d634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FreeSans" fo:font-size="14pt" fo:font-weight="normal" officeooo:rsid="00f4c217" officeooo:paragraph-rsid="00f4c217" style:font-size-asian="14pt" style:font-weight-asian="normal" style:font-size-complex="14pt" style:font-weight-complex="normal"/>
    </style:style>
    <style:style style:name="P5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99f4f0" style:font-size-asian="14pt" style:font-weight-asian="normal" style:font-size-complex="14pt" style:font-weight-complex="normal"/>
    </style:style>
    <style:style style:name="P60" style:family="paragraph" style:parent-style-name="Table_20_Contents">
      <style:text-properties style:use-window-font-color="true" style:font-name="FreeSans" fo:font-size="14pt" fo:letter-spacing="0.035cm" fo:font-weight="normal" officeooo:rsid="0056b1af" officeooo:paragraph-rsid="0099f4f0" style:font-size-asian="14pt" style:font-weight-asian="normal" style:font-size-complex="14pt" style:font-weight-complex="normal"/>
    </style:style>
    <style:style style:name="P61" style:family="paragraph" style:parent-style-name="Footer">
      <style:text-properties fo:font-size="2pt" style:font-size-asian="1.75pt" style:font-size-complex="2pt"/>
    </style:style>
    <style:style style:name="P6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6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64" style:family="paragraph" style:parent-style-name="Standard">
      <style:paragraph-properties fo:line-height="115%"/>
      <style:text-properties style:font-name="FreeSans" fo:font-size="15pt" fo:letter-spacing="0.035cm" officeooo:rsid="0030fb1d" officeooo:paragraph-rsid="0030fb1d" style:font-size-asian="13.1000003814697pt" style:font-size-complex="15pt"/>
    </style:style>
    <style:style style:name="P65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line-height="115%"/>
      <style:text-properties style:font-name="FreeSans" fo:font-size="14pt" fo:letter-spacing="0.035cm" officeooo:rsid="003d6d3a" officeooo:paragraph-rsid="0046d2e3" style:font-size-asian="14pt" style:font-size-complex="14pt"/>
    </style:style>
    <style:style style:name="P6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6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46358" style:font-size-asian="14pt" style:font-size-complex="14pt"/>
    </style:style>
    <style:style style:name="P6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12ae" style:font-size-asian="14pt" style:font-size-complex="14pt"/>
    </style:style>
    <style:style style:name="P7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0dfa" style:font-size-asian="14pt" style:font-size-complex="14pt"/>
    </style:style>
    <style:style style:name="P7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d9ab" style:font-size-asian="14pt" style:font-size-complex="14pt"/>
    </style:style>
    <style:style style:name="P7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e886cf" style:font-size-asian="14pt" style:font-size-complex="14pt"/>
    </style:style>
    <style:style style:name="P73" style:family="paragraph" style:parent-style-name="Standard">
      <style:paragraph-properties fo:line-height="115%"/>
      <style:text-properties style:font-name="FreeSans" fo:font-size="14pt" fo:letter-spacing="0.035cm" officeooo:rsid="003fc1d7" officeooo:paragraph-rsid="003fc1d7" style:font-size-asian="14pt" style:font-size-complex="14pt"/>
    </style:style>
    <style:style style:name="P74" style:family="paragraph" style:parent-style-name="Standard">
      <style:paragraph-properties fo:line-height="115%"/>
      <style:text-properties style:font-name="FreeSans" fo:font-size="14pt" fo:letter-spacing="0.035cm" officeooo:rsid="00446358" officeooo:paragraph-rsid="00446358" style:font-size-asian="14pt" style:font-size-complex="14pt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4a6cb5" officeooo:paragraph-rsid="004a6cb5" style:font-size-asian="14pt" style:font-size-complex="14pt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577382" officeooo:paragraph-rsid="00577382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e9568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fc73b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officeooo:rsid="0092ea8b" officeooo:paragraph-rsid="0092ea8b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94ea5e" officeooo:paragraph-rsid="0094ea5e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officeooo:rsid="0038d9ab" officeooo:paragraph-rsid="009d6a8a" style:font-size-asian="14pt" style:font-size-complex="14pt"/>
    </style:style>
    <style:style style:name="P83" style:family="paragraph" style:parent-style-name="Standard">
      <style:paragraph-properties fo:line-height="115%"/>
      <style:text-properties style:font-name="FreeSans" fo:font-size="14pt" fo:letter-spacing="0.035cm" officeooo:rsid="009db090" officeooo:paragraph-rsid="009db090" style:font-size-asian="14pt" style:font-size-complex="14pt"/>
    </style:style>
    <style:style style:name="P84" style:family="paragraph" style:parent-style-name="Standard">
      <style:paragraph-properties fo:line-height="115%"/>
      <style:text-properties style:font-name="FreeSans" fo:font-size="14pt" fo:letter-spacing="0.035cm" officeooo:rsid="009db090" officeooo:paragraph-rsid="00b75ee5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FreeSans" fo:font-size="14pt" fo:letter-spacing="0.035cm" officeooo:rsid="00f2ce7d" officeooo:paragraph-rsid="00f2ce7d" style:font-size-asian="14pt" style:font-size-complex="14pt"/>
    </style:style>
    <style:style style:name="P86" style:family="paragraph" style:parent-style-name="Standard">
      <style:paragraph-properties fo:line-height="115%"/>
      <style:text-properties style:font-name="FreeSans" fo:font-size="14pt" fo:letter-spacing="0.035cm" officeooo:rsid="00e97af8" officeooo:paragraph-rsid="00e97af8" style:font-size-asian="14pt" style:font-size-complex="14pt"/>
    </style:style>
    <style:style style:name="P87" style:family="paragraph" style:parent-style-name="Standard">
      <style:paragraph-properties fo:line-height="115%" fo:text-align="center" style:justify-single-word="false"/>
      <style:text-properties style:font-name="FreeSans" fo:font-size="14pt" fo:letter-spacing="0.035cm" fo:font-weight="normal" officeooo:rsid="00f4c217" officeooo:paragraph-rsid="00fe259a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15%"/>
      <style:text-properties style:font-name="FreeSans" fo:font-size="14pt" officeooo:paragraph-rsid="01013691" style:font-size-asian="14pt" style:font-size-complex="14pt"/>
    </style:style>
    <style:style style:name="P89" style:family="paragraph" style:parent-style-name="Standard">
      <style:paragraph-properties fo:line-height="115%"/>
      <style:text-properties style:font-name="FreeSans" fo:font-size="14pt" officeooo:rsid="00f2ce7d" officeooo:paragraph-rsid="00f2ce7d" style:font-size-asian="14pt" style:font-size-complex="14pt"/>
    </style:style>
    <style:style style:name="P90" style:family="paragraph" style:parent-style-name="Standard">
      <style:text-properties style:font-name="FreeSans" fo:font-size="14pt" officeooo:paragraph-rsid="00f4c217" style:font-size-asian="14pt" style:font-size-complex="14pt"/>
    </style:style>
    <style:style style:name="P91" style:family="paragraph" style:parent-style-name="Standard">
      <style:paragraph-properties fo:line-height="115%"/>
      <style:text-properties style:font-name="FreeSans" fo:font-size="14pt" officeooo:rsid="01013691" officeooo:paragraph-rsid="01013691" style:font-size-asian="14pt" style:font-size-complex="14pt"/>
    </style:style>
    <style:style style:name="P92" style:family="paragraph" style:parent-style-name="Standard">
      <style:paragraph-properties fo:line-height="150%"/>
      <style:text-properties style:font-name="FreeSans" fo:font-size="14pt" officeooo:rsid="01013691" officeooo:paragraph-rsid="0107285d" style:font-size-asian="14pt" style:font-size-complex="14pt"/>
    </style:style>
    <style:style style:name="P93" style:family="paragraph" style:parent-style-name="Standard">
      <style:paragraph-properties fo:line-height="115%"/>
      <style:text-properties style:font-name="FreeSans" fo:font-size="14pt" officeooo:rsid="013e35fd" officeooo:paragraph-rsid="013e35fd" style:font-size-asian="14pt" style:font-size-complex="14pt"/>
    </style:style>
    <style:style style:name="P94" style:family="paragraph" style:parent-style-name="Standard">
      <style:paragraph-properties fo:line-height="115%"/>
      <style:text-properties style:font-name="FreeSans" fo:font-size="14pt" fo:font-weight="normal" officeooo:rsid="0114440b" officeooo:paragraph-rsid="01017ee8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9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9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0fb1d" officeooo:paragraph-rsid="0030fb1d" style:font-size-asian="40pt" style:font-style-asian="italic" style:font-weight-asian="bold" style:font-size-complex="40pt" style:font-style-complex="italic" style:font-weight-complex="bold"/>
    </style:style>
    <style:style style:name="P98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fa26" officeooo:paragraph-rsid="0048fa26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cb321" officeooo:paragraph-rsid="00616c83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5cb321" officeooo:paragraph-rsid="0064ac39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0b1b19" officeooo:paragraph-rsid="01093f53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3d94dc" officeooo:paragraph-rsid="013d94dc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f2ce7d" officeooo:paragraph-rsid="0138127d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f2ce7d" officeooo:paragraph-rsid="013f9c6d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da4423" officeooo:paragraph-rsid="00da4423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616c83" officeooo:paragraph-rsid="00616c83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line-height="115%"/>
      <style:text-properties style:use-window-font-color="true" style:font-name="FreeSans" fo:font-size="14pt" fo:letter-spacing="0.035cm" fo:font-weight="bold" officeooo:rsid="00616c83" officeooo:paragraph-rsid="0064ac39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line-height="115%"/>
      <style:text-properties style:use-window-font-color="true" style:font-name="FreeSans" fo:font-size="14pt" fo:font-weight="normal" officeooo:rsid="01093f53" officeooo:paragraph-rsid="01093f53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4167dd" officeooo:paragraph-rsid="0140951f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4b1e0" officeooo:paragraph-rsid="0034b1e0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612ae" officeooo:paragraph-rsid="003612ae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612ae" officeooo:paragraph-rsid="0064ac39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612ae" officeooo:paragraph-rsid="005fc73b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8d9ab" officeooo:paragraph-rsid="0038d9ab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93504" officeooo:paragraph-rsid="00393504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da4423" officeooo:paragraph-rsid="00da4423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c2636" officeooo:paragraph-rsid="003c2636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ff249a" officeooo:paragraph-rsid="00ff249a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1359f25" officeooo:paragraph-rsid="013cbb41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359f25" officeooo:paragraph-rsid="012dfcd2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1013691" officeooo:paragraph-rsid="013cbb41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3cbb41" officeooo:paragraph-rsid="013cbb41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3cbb41" officeooo:paragraph-rsid="013f9c6d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42c837" officeooo:paragraph-rsid="0142c837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143d634" officeooo:paragraph-rsid="0143d634" style:font-size-asian="14pt" style:font-weight-asian="bold" style:font-size-complex="14pt" style:font-weight-complex="bold"/>
    </style:style>
    <style:style style:name="P128" style:family="paragraph" style:parent-style-name="Standard">
      <style:paragraph-properties fo:line-height="150%"/>
      <style:text-properties fo:color="#405e01" style:font-name="FreeSans" fo:font-size="14pt" fo:letter-spacing="0.035cm" fo:font-style="italic" fo:text-shadow="none" style:text-underline-style="none" fo:font-weight="bold" officeooo:rsid="003612ae" officeooo:paragraph-rsid="003612ae" style:font-size-asian="14pt" style:font-style-asian="italic" style:font-weight-asian="bold" style:font-size-complex="14pt" style:font-style-complex="italic" style:font-weight-complex="bold"/>
    </style:style>
    <style:style style:name="P129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2a61b8" officeooo:paragraph-rsid="00f2ce7d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f2ce7d" officeooo:paragraph-rsid="01017ee8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f2ce7d" officeooo:paragraph-rsid="00f2ce7d" style:font-size-asian="14pt" style:font-weight-asian="bold" style:font-size-complex="14pt" style:font-weight-complex="bold"/>
    </style:style>
    <style:style style:name="P13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4b1e0" officeooo:paragraph-rsid="0034b1e0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4b1e0" officeooo:paragraph-rsid="003612ae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70dfa" officeooo:paragraph-rsid="00370dfa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d9ab" officeooo:paragraph-rsid="0038d9ab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3504" officeooo:paragraph-rsid="00393504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3504" officeooo:paragraph-rsid="003aa9de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2636" officeooo:paragraph-rsid="00f2ce7d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2636" officeooo:paragraph-rsid="003cd17a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2636" officeooo:paragraph-rsid="01035e62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d17a" officeooo:paragraph-rsid="003cd17a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1035e62" officeooo:paragraph-rsid="01035e62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134f5fd" officeooo:paragraph-rsid="013cbb41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1454100" officeooo:paragraph-rsid="01454100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46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147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24085" officeooo:paragraph-rsid="00324085" style:font-size-asian="25pt" style:font-style-asian="italic" style:font-size-complex="25pt" style:font-style-complex="italic"/>
    </style:style>
    <style:style style:name="P148" style:family="paragraph" style:parent-style-name="PSI_20_-_20_Normal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149" style:family="paragraph" style:parent-style-name="PSI_20_-_20_Normal">
      <style:text-properties style:font-name="FreeSans" fo:font-size="14pt" style:font-size-asian="14pt" style:font-size-complex="14pt"/>
    </style:style>
    <style:style style:name="P150" style:family="paragraph" style:parent-style-name="PSI_20_-_20_Normal" style:list-style-name="WW8Num12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151" style:family="paragraph" style:parent-style-name="PSI_20_-_20_Normal" style:list-style-name="WW8Num7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152" style:family="paragraph" style:parent-style-name="PSI_20_-_20_Normal" style:list-style-name="WW8Num7">
      <style:text-properties style:font-name="FreeSans" fo:font-size="14pt" fo:letter-spacing="0.035cm" officeooo:rsid="0073185a" officeooo:paragraph-rsid="0073185a" style:font-size-asian="14pt" style:font-size-complex="14pt"/>
    </style:style>
    <style:style style:name="P153" style:family="paragraph" style:parent-style-name="Table_20_Contents" style:list-style-name="L11">
      <style:paragraph-properties fo:text-align="start" style:justify-single-word="false"/>
      <style:text-properties style:font-name="FreeSans" fo:font-size="14pt" officeooo:rsid="015fdce7" officeooo:paragraph-rsid="015fdce7" style:font-size-asian="14pt" style:font-size-complex="14pt"/>
    </style:style>
    <style:style style:name="P154" style:family="paragraph" style:parent-style-name="Table_20_Contents" style:list-style-name="L11">
      <style:paragraph-properties fo:text-align="start" style:justify-single-word="false"/>
      <style:text-properties style:font-name="FreeSans" fo:font-size="14pt" officeooo:rsid="01627160" officeooo:paragraph-rsid="01627160" style:font-size-asian="14pt" style:font-size-complex="14pt"/>
    </style:style>
    <style:style style:name="P155" style:family="paragraph" style:parent-style-name="Table_20_Contents" style:list-style-name="L12">
      <style:paragraph-properties fo:text-align="center" style:justify-single-word="false"/>
      <style:text-properties style:font-name="FreeSans" fo:font-size="14pt" officeooo:rsid="01627160" officeooo:paragraph-rsid="01627160" style:font-size-asian="14pt" style:font-size-complex="14pt"/>
    </style:style>
    <style:style style:name="P156" style:family="paragraph" style:parent-style-name="Table_20_Contents" style:list-style-name="L12">
      <style:paragraph-properties fo:text-align="center" style:justify-single-word="false"/>
      <style:text-properties style:font-name="FreeSans" fo:font-size="14pt" officeooo:rsid="0163a382" officeooo:paragraph-rsid="0163a382" style:font-size-asian="14pt" style:font-size-complex="14pt"/>
    </style:style>
    <style:style style:name="P157" style:family="paragraph" style:parent-style-name="Standard" style:list-style-name="L1">
      <style:paragraph-properties fo:line-height="115%"/>
      <style:text-properties style:font-name="FreeSans" fo:font-size="14pt" fo:letter-spacing="0.035cm" officeooo:rsid="0040fc60" officeooo:paragraph-rsid="0040fc60" style:font-size-asian="14pt" style:font-size-complex="14pt"/>
    </style:style>
    <style:style style:name="P158" style:family="paragraph" style:parent-style-name="Standard" style:list-style-name="L1">
      <style:paragraph-properties fo:line-height="115%"/>
      <style:text-properties style:font-name="FreeSans" fo:font-size="14pt" fo:letter-spacing="0.035cm" officeooo:rsid="0042d8aa" officeooo:paragraph-rsid="0042d8aa" style:font-size-asian="14pt" style:font-size-complex="14pt"/>
    </style:style>
    <style:style style:name="P159" style:family="paragraph" style:parent-style-name="Standard" style:list-style-name="L4">
      <style:paragraph-properties fo:line-height="115%"/>
      <style:text-properties style:font-name="FreeSans" fo:font-size="14pt" fo:letter-spacing="0.035cm" officeooo:rsid="00508f78" officeooo:paragraph-rsid="00508f78" style:font-size-asian="14pt" style:font-size-complex="14pt"/>
    </style:style>
    <style:style style:name="P160" style:family="paragraph" style:parent-style-name="Standard" style:list-style-name="L4">
      <style:paragraph-properties fo:line-height="115%"/>
      <style:text-properties style:font-name="FreeSans" fo:font-size="14pt" fo:letter-spacing="0.035cm" officeooo:rsid="0053f892" officeooo:paragraph-rsid="0053f892" style:font-size-asian="14pt" style:font-size-complex="14pt"/>
    </style:style>
    <style:style style:name="P161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031e" style:font-size-asian="14pt" style:font-size-complex="14pt"/>
    </style:style>
    <style:style style:name="P162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baf9" style:font-size-asian="14pt" style:font-size-complex="14pt"/>
    </style:style>
    <style:style style:name="P163" style:family="paragraph" style:parent-style-name="Standard" style:list-style-name="L4">
      <style:paragraph-properties fo:line-height="115%"/>
      <style:text-properties style:font-name="FreeSans" fo:font-size="14pt" fo:letter-spacing="0.035cm" officeooo:rsid="006772c4" officeooo:paragraph-rsid="006772c4" style:font-size-asian="14pt" style:font-size-complex="14pt"/>
    </style:style>
    <style:style style:name="P164" style:family="paragraph" style:parent-style-name="Standard" style:list-style-name="L4">
      <style:paragraph-properties fo:line-height="115%"/>
      <style:text-properties style:font-name="FreeSans" fo:font-size="14pt" fo:letter-spacing="0.035cm" officeooo:rsid="005b7a70" officeooo:paragraph-rsid="005b7a70" style:font-size-asian="14pt" style:font-size-complex="14pt"/>
    </style:style>
    <style:style style:name="P165" style:family="paragraph" style:parent-style-name="Standard" style:list-style-name="L4">
      <style:paragraph-properties fo:line-height="115%"/>
      <style:text-properties style:font-name="FreeSans" fo:font-size="14pt" fo:letter-spacing="0.035cm" officeooo:rsid="006afbe0" officeooo:paragraph-rsid="006afbe0" style:font-size-asian="14pt" style:font-size-complex="14pt"/>
    </style:style>
    <style:style style:name="P166" style:family="paragraph" style:parent-style-name="Standard" style:list-style-name="L4">
      <style:paragraph-properties fo:line-height="115%"/>
      <style:text-properties style:font-name="FreeSans" fo:font-size="14pt" fo:letter-spacing="0.035cm" officeooo:rsid="006cf614" officeooo:paragraph-rsid="006cf614" style:font-size-asian="14pt" style:font-size-complex="14pt"/>
    </style:style>
    <style:style style:name="P167" style:family="paragraph" style:parent-style-name="Standard" style:list-style-name="L4">
      <style:paragraph-properties fo:line-height="115%"/>
      <style:text-properties style:font-name="FreeSans" fo:font-size="14pt" fo:letter-spacing="0.035cm" officeooo:rsid="006e4391" officeooo:paragraph-rsid="006e4391" style:font-size-asian="14pt" style:font-size-complex="14pt"/>
    </style:style>
    <style:style style:name="P168" style:family="paragraph" style:parent-style-name="Standard" style:list-style-name="L4">
      <style:paragraph-properties fo:line-height="115%"/>
      <style:text-properties style:font-name="FreeSans" fo:font-size="14pt" fo:letter-spacing="0.035cm" officeooo:rsid="006eb0af" officeooo:paragraph-rsid="006eb0af" style:font-size-asian="14pt" style:font-size-complex="14pt"/>
    </style:style>
    <style:style style:name="P169" style:family="paragraph" style:parent-style-name="Standard" style:list-style-name="L5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170" style:family="paragraph" style:parent-style-name="Standard" style:list-style-name="L6">
      <style:paragraph-properties fo:line-height="115%"/>
      <style:text-properties style:font-name="FreeSans" fo:font-size="14pt" fo:letter-spacing="0.035cm" officeooo:rsid="0038d9ab" officeooo:paragraph-rsid="009d6a8a" style:font-size-asian="14pt" style:font-size-complex="14pt"/>
    </style:style>
    <style:style style:name="P171" style:family="paragraph" style:parent-style-name="Standard" style:list-style-name="L7">
      <style:paragraph-properties fo:line-height="115%"/>
      <style:text-properties style:font-name="FreeSans" fo:font-size="14pt" fo:letter-spacing="0.035cm" officeooo:rsid="00cd7fe5" officeooo:paragraph-rsid="00cd7fe5" style:font-size-asian="14pt" style:font-size-complex="14pt"/>
    </style:style>
    <style:style style:name="P172" style:family="paragraph" style:parent-style-name="Standard" style:list-style-name="L7">
      <style:paragraph-properties fo:line-height="115%"/>
      <style:text-properties style:font-name="FreeSans" fo:font-size="14pt" fo:letter-spacing="0.035cm" officeooo:rsid="00a29801" officeooo:paragraph-rsid="00a489a4" style:font-size-asian="14pt" style:font-size-complex="14pt"/>
    </style:style>
    <style:style style:name="P173" style:family="paragraph" style:parent-style-name="Standard" style:list-style-name="L7">
      <style:paragraph-properties fo:line-height="115%"/>
      <style:text-properties style:font-name="FreeSans" fo:font-size="14pt" fo:letter-spacing="0.035cm" officeooo:rsid="009f34bc" officeooo:paragraph-rsid="009f34bc" style:font-size-asian="14pt" style:font-size-complex="14pt"/>
    </style:style>
    <style:style style:name="P174" style:family="paragraph" style:parent-style-name="Standard" style:list-style-name="L7">
      <style:paragraph-properties fo:line-height="115%"/>
      <style:text-properties style:font-name="FreeSans" fo:font-size="14pt" fo:letter-spacing="0.035cm" officeooo:rsid="00ac7bc2" officeooo:paragraph-rsid="00ac7bc2" style:font-size-asian="14pt" style:font-size-complex="14pt"/>
    </style:style>
    <style:style style:name="P175" style:family="paragraph" style:parent-style-name="Standard" style:list-style-name="L7">
      <style:paragraph-properties fo:line-height="115%"/>
      <style:text-properties style:font-name="FreeSans" fo:font-size="14pt" fo:letter-spacing="0.035cm" officeooo:rsid="00b17229" officeooo:paragraph-rsid="00b17229" style:font-size-asian="14pt" style:font-size-complex="14pt"/>
    </style:style>
    <style:style style:name="P176" style:family="paragraph" style:parent-style-name="Standard" style:list-style-name="L7">
      <style:paragraph-properties fo:line-height="115%"/>
      <style:text-properties style:font-name="FreeSans" fo:font-size="14pt" fo:letter-spacing="0.035cm" officeooo:rsid="00a80777" officeooo:paragraph-rsid="00a95586" style:font-size-asian="14pt" style:font-size-complex="14pt"/>
    </style:style>
    <style:style style:name="P177" style:family="paragraph" style:parent-style-name="Standard" style:list-style-name="L7">
      <style:paragraph-properties fo:line-height="115%"/>
      <style:text-properties style:font-name="FreeSans" fo:font-size="14pt" fo:letter-spacing="0.035cm" officeooo:rsid="00a95586" officeooo:paragraph-rsid="00aa8fa0" style:font-size-asian="14pt" style:font-size-complex="14pt"/>
    </style:style>
    <style:style style:name="P178" style:family="paragraph" style:parent-style-name="Standard" style:list-style-name="L7">
      <style:paragraph-properties fo:line-height="115%"/>
      <style:text-properties style:font-name="FreeSans" fo:font-size="14pt" fo:letter-spacing="0.035cm" officeooo:rsid="00ae80eb" officeooo:paragraph-rsid="00ae80eb" style:font-size-asian="14pt" style:font-size-complex="14pt"/>
    </style:style>
    <style:style style:name="P179" style:family="paragraph" style:parent-style-name="Standard" style:list-style-name="L7">
      <style:paragraph-properties fo:line-height="115%"/>
      <style:text-properties style:font-name="FreeSans" fo:font-size="14pt" fo:letter-spacing="0.035cm" officeooo:rsid="00b2c9b3" officeooo:paragraph-rsid="00b2c9b3" style:font-size-asian="14pt" style:font-size-complex="14pt"/>
    </style:style>
    <style:style style:name="P180" style:family="paragraph" style:parent-style-name="Standard" style:list-style-name="L7">
      <style:paragraph-properties fo:line-height="115%"/>
      <style:text-properties style:font-name="FreeSans" fo:font-size="14pt" fo:letter-spacing="0.035cm" officeooo:rsid="00b3960d" officeooo:paragraph-rsid="00b3960d" style:font-size-asian="14pt" style:font-size-complex="14pt"/>
    </style:style>
    <style:style style:name="P181" style:family="paragraph" style:parent-style-name="Standard" style:list-style-name="L7">
      <style:paragraph-properties fo:line-height="115%"/>
      <style:text-properties style:font-name="FreeSans" fo:font-size="14pt" fo:letter-spacing="0.035cm" officeooo:rsid="00af7572" officeooo:paragraph-rsid="00af7572" style:font-size-asian="14pt" style:font-size-complex="14pt"/>
    </style:style>
    <style:style style:name="P182" style:family="paragraph" style:parent-style-name="Standard" style:list-style-name="L8">
      <style:paragraph-properties fo:line-height="115%"/>
      <style:text-properties style:font-name="FreeSans" fo:font-size="14pt" fo:letter-spacing="0.035cm" officeooo:rsid="00cefe29" officeooo:paragraph-rsid="00cefe29" style:font-size-asian="14pt" style:font-size-complex="14pt"/>
    </style:style>
    <style:style style:name="P183" style:family="paragraph" style:parent-style-name="Standard" style:list-style-name="L8">
      <style:paragraph-properties fo:line-height="115%"/>
      <style:text-properties style:font-name="FreeSans" fo:font-size="14pt" fo:letter-spacing="0.035cm" officeooo:rsid="00b8764b" officeooo:paragraph-rsid="00b8764b" style:font-size-asian="14pt" style:font-size-complex="14pt"/>
    </style:style>
    <style:style style:name="P184" style:family="paragraph" style:parent-style-name="Standard" style:list-style-name="L8">
      <style:paragraph-properties fo:line-height="115%"/>
      <style:text-properties style:font-name="FreeSans" fo:font-size="14pt" fo:letter-spacing="0.035cm" officeooo:rsid="00b88780" officeooo:paragraph-rsid="00b88780" style:font-size-asian="14pt" style:font-size-complex="14pt"/>
    </style:style>
    <style:style style:name="P185" style:family="paragraph" style:parent-style-name="Standard" style:list-style-name="L8">
      <style:paragraph-properties fo:line-height="115%"/>
      <style:text-properties style:font-name="FreeSans" fo:font-size="14pt" fo:letter-spacing="0.035cm" officeooo:rsid="00b9ce4a" officeooo:paragraph-rsid="00b9ce4a" style:font-size-asian="14pt" style:font-size-complex="14pt"/>
    </style:style>
    <style:style style:name="P186" style:family="paragraph" style:parent-style-name="Standard" style:list-style-name="L8">
      <style:paragraph-properties fo:line-height="115%"/>
      <style:text-properties style:font-name="FreeSans" fo:font-size="14pt" fo:letter-spacing="0.035cm" officeooo:rsid="00c7c6f3" officeooo:paragraph-rsid="00c7c6f3" style:font-size-asian="14pt" style:font-size-complex="14pt"/>
    </style:style>
    <style:style style:name="P187" style:family="paragraph" style:parent-style-name="Standard" style:list-style-name="L8">
      <style:paragraph-properties fo:line-height="115%"/>
      <style:text-properties style:font-name="FreeSans" fo:font-size="14pt" fo:letter-spacing="0.035cm" officeooo:rsid="00c047d9" officeooo:paragraph-rsid="00c047d9" style:font-size-asian="14pt" style:font-size-complex="14pt"/>
    </style:style>
    <style:style style:name="P188" style:family="paragraph" style:parent-style-name="Standard" style:list-style-name="L8">
      <style:paragraph-properties fo:line-height="115%"/>
      <style:text-properties style:font-name="FreeSans" fo:font-size="14pt" fo:letter-spacing="0.035cm" officeooo:rsid="00c3caed" officeooo:paragraph-rsid="00c3caed" style:font-size-asian="14pt" style:font-size-complex="14pt"/>
    </style:style>
    <style:style style:name="P189" style:family="paragraph" style:parent-style-name="Standard" style:list-style-name="L8">
      <style:paragraph-properties fo:line-height="115%"/>
      <style:text-properties style:font-name="FreeSans" fo:font-size="14pt" fo:letter-spacing="0.035cm" officeooo:rsid="00c59410" officeooo:paragraph-rsid="00c59410" style:font-size-asian="14pt" style:font-size-complex="14pt"/>
    </style:style>
    <style:style style:name="P190" style:family="paragraph" style:parent-style-name="Standard" style:list-style-name="L8">
      <style:paragraph-properties fo:line-height="115%"/>
      <style:text-properties style:font-name="FreeSans" fo:font-size="14pt" fo:letter-spacing="0.035cm" officeooo:rsid="00cf9500" officeooo:paragraph-rsid="00d43eec" style:font-size-asian="14pt" style:font-size-complex="14pt"/>
    </style:style>
    <style:style style:name="P191" style:family="paragraph" style:parent-style-name="Standard" style:list-style-name="L8">
      <style:paragraph-properties fo:line-height="115%"/>
      <style:text-properties style:font-name="FreeSans" fo:font-size="14pt" fo:letter-spacing="0.035cm" officeooo:rsid="00d5d7d4" officeooo:paragraph-rsid="0172a2ee" style:font-size-asian="14pt" style:font-size-complex="14pt"/>
    </style:style>
    <style:style style:name="P192" style:family="paragraph" style:parent-style-name="Standard" style:list-style-name="L10">
      <style:paragraph-properties fo:line-height="115%"/>
      <style:text-properties style:font-name="FreeSans" fo:font-size="14pt" fo:letter-spacing="0.035cm" officeooo:rsid="00f2ce7d" officeooo:paragraph-rsid="00f2ce7d" style:font-size-asian="14pt" style:font-size-complex="14pt"/>
    </style:style>
    <style:style style:name="P193" style:family="paragraph" style:parent-style-name="Standard" style:list-style-name="L6">
      <style:paragraph-properties fo:line-height="115%"/>
      <style:text-properties style:font-name="FreeSans" fo:font-size="14pt" officeooo:paragraph-rsid="009d6a8a" style:font-size-asian="14pt" style:font-size-complex="14pt"/>
    </style:style>
    <style:style style:name="P194" style:family="paragraph" style:parent-style-name="Standard" style:list-style-name="L9">
      <style:paragraph-properties fo:line-height="115%"/>
      <style:text-properties style:font-name="FreeSans" fo:font-size="14pt" officeooo:paragraph-rsid="00f2ce7d" style:font-size-asian="14pt" style:font-size-complex="14pt"/>
    </style:style>
    <style:style style:name="P19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7ae15" officeooo:paragraph-rsid="0047ae15" style:font-size-asian="14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fa26" officeooo:paragraph-rsid="0048fa26" style:font-size-asian="14pt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 style:list-style-name="L5">
      <style:paragraph-properties fo:line-height="115%"/>
      <style:text-properties style:use-window-font-color="true" style:font-name="FreeSans" fo:font-size="14pt" fo:letter-spacing="0.035cm" fo:font-weight="normal" officeooo:rsid="00616c83" officeooo:paragraph-rsid="00616c83" style:font-size-asian="14pt" style:font-weight-asian="normal" style:font-size-complex="14pt" style:font-weight-complex="normal"/>
    </style:style>
    <style:style style:name="P200" style:family="paragraph" style:parent-style-name="Standard" style:list-style-name="L9">
      <style:paragraph-properties fo:line-height="115%"/>
      <style:text-properties style:use-window-font-color="true" style:font-name="FreeSans" fo:font-size="14pt" fo:font-weight="normal" officeooo:rsid="01124159" officeooo:paragraph-rsid="01124159" style:font-size-asian="14pt" style:font-weight-asian="normal" style:font-size-complex="14pt" style:font-weight-complex="normal"/>
    </style:style>
    <style:style style:name="P201" style:family="paragraph" style:parent-style-name="Standard" style:list-style-name="L9">
      <style:paragraph-properties fo:line-height="115%"/>
      <style:text-properties style:use-window-font-color="true" style:font-name="FreeSans" fo:font-size="14pt" fo:font-weight="normal" officeooo:rsid="0114440b" officeooo:paragraph-rsid="0114440b" style:font-size-asian="14pt" style:font-weight-asian="normal" style:font-size-complex="14pt" style:font-weight-complex="normal"/>
    </style:style>
    <style:style style:name="P20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f2ce7d" officeooo:paragraph-rsid="0140951f" style:font-size-asian="14pt" style:font-weight-asian="bold" style:font-size-complex="14pt" style:font-weight-complex="bold"/>
    </style:style>
    <style:style style:name="P203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612ae" officeooo:paragraph-rsid="005fc73b" style:font-size-asian="14pt" style:font-weight-asian="bold" style:font-size-complex="14pt" style:font-weight-complex="bold"/>
    </style:style>
    <style:style style:name="P204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da4423" officeooo:paragraph-rsid="00da4423" style:font-size-asian="14pt" style:font-weight-asian="bold" style:font-size-complex="14pt" style:font-weight-complex="bold"/>
    </style:style>
    <style:style style:name="P20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4b1e0" officeooo:paragraph-rsid="003612ae" style:font-size-asian="14pt" style:font-weight-asian="bold" style:font-size-complex="14pt" style:font-weight-complex="bold"/>
    </style:style>
    <style:style style:name="P206" style:family="paragraph">
      <loext:graphic-properties draw:fill-color="#2c3756"/>
    </style:style>
    <style:style style:name="P207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8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20551"/>
    </style:style>
    <style:style style:name="T2" style:family="text">
      <style:text-properties officeooo:rsid="0030fb1d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5fc73b" style:font-weight-asian="bold" style:font-weight-complex="bold"/>
    </style:style>
    <style:style style:name="T7" style:family="text">
      <style:text-properties fo:font-weight="bold" officeooo:rsid="00616c83" style:font-weight-asian="bold" style:font-weight-complex="bold"/>
    </style:style>
    <style:style style:name="T8" style:family="text">
      <style:text-properties fo:font-weight="bold" officeooo:rsid="0064ac39" style:font-weight-asian="bold" style:font-weight-complex="bold"/>
    </style:style>
    <style:style style:name="T9" style:family="text">
      <style:text-properties fo:font-weight="bold" officeooo:rsid="016f925b" style:font-weight-asian="bold" style:font-weight-complex="bold"/>
    </style:style>
    <style:style style:name="T10" style:family="text">
      <style:text-properties officeooo:rsid="002a61b8"/>
    </style:style>
    <style:style style:name="T11" style:family="text">
      <style:text-properties officeooo:rsid="002f1e74"/>
    </style:style>
    <style:style style:name="T12" style:family="text">
      <style:text-properties officeooo:rsid="003aa9de"/>
    </style:style>
    <style:style style:name="T13" style:family="text">
      <style:text-properties officeooo:rsid="003cd17a"/>
    </style:style>
    <style:style style:name="T14" style:family="text">
      <style:text-properties officeooo:rsid="003d8133"/>
    </style:style>
    <style:style style:name="T15" style:family="text">
      <style:text-properties officeooo:rsid="003eef37"/>
    </style:style>
    <style:style style:name="T16" style:family="text">
      <style:text-properties officeooo:rsid="0040fc60"/>
    </style:style>
    <style:style style:name="T17" style:family="text">
      <style:text-properties officeooo:rsid="00462042"/>
    </style:style>
    <style:style style:name="T18" style:family="text">
      <style:text-properties officeooo:rsid="004b6073"/>
    </style:style>
    <style:style style:name="T19" style:family="text">
      <style:text-properties officeooo:rsid="004ea01c"/>
    </style:style>
    <style:style style:name="T20" style:family="text">
      <style:text-properties officeooo:rsid="005264da"/>
    </style:style>
    <style:style style:name="T21" style:family="text">
      <style:text-properties officeooo:rsid="0057f806"/>
    </style:style>
    <style:style style:name="T22" style:family="text">
      <style:text-properties officeooo:rsid="005b7a70"/>
    </style:style>
    <style:style style:name="T23" style:family="text">
      <style:text-properties fo:font-weight="normal" officeooo:rsid="005cb321" style:font-weight-asian="normal" style:font-weight-complex="normal"/>
    </style:style>
    <style:style style:name="T24" style:family="text">
      <style:text-properties officeooo:rsid="00616c83"/>
    </style:style>
    <style:style style:name="T25" style:family="text">
      <style:text-properties officeooo:rsid="0064ac39"/>
    </style:style>
    <style:style style:name="T26" style:family="text">
      <style:text-properties officeooo:rsid="006772c4"/>
    </style:style>
    <style:style style:name="T27" style:family="text">
      <style:text-properties officeooo:rsid="00690cf0"/>
    </style:style>
    <style:style style:name="T28" style:family="text">
      <style:text-properties officeooo:rsid="006afbe0"/>
    </style:style>
    <style:style style:name="T29" style:family="text">
      <style:text-properties officeooo:rsid="007691ba"/>
    </style:style>
    <style:style style:name="T30" style:family="text">
      <style:text-properties officeooo:rsid="007afc69"/>
    </style:style>
    <style:style style:name="T31" style:family="text">
      <style:text-properties officeooo:rsid="008626f2"/>
    </style:style>
    <style:style style:name="T32" style:family="text">
      <style:text-properties officeooo:rsid="0087edd9"/>
    </style:style>
    <style:style style:name="T33" style:family="text">
      <style:text-properties officeooo:rsid="0088b9cf"/>
    </style:style>
    <style:style style:name="T34" style:family="text">
      <style:text-properties officeooo:rsid="0089c943"/>
    </style:style>
    <style:style style:name="T35" style:family="text">
      <style:text-properties officeooo:rsid="008bdcea"/>
    </style:style>
    <style:style style:name="T36" style:family="text">
      <style:text-properties officeooo:rsid="008e3e94"/>
    </style:style>
    <style:style style:name="T37" style:family="text">
      <style:text-properties officeooo:rsid="008ed864"/>
    </style:style>
    <style:style style:name="T38" style:family="text">
      <style:text-properties officeooo:rsid="00937eda"/>
    </style:style>
    <style:style style:name="T39" style:family="text">
      <style:text-properties style:use-window-font-color="true" fo:letter-spacing="0.035cm"/>
    </style:style>
    <style:style style:name="T40" style:family="text">
      <style:text-properties style:use-window-font-color="true" fo:letter-spacing="0.035cm" officeooo:rsid="01261f3f"/>
    </style:style>
    <style:style style:name="T41" style:family="text">
      <style:text-properties officeooo:rsid="009ee6ba"/>
    </style:style>
    <style:style style:name="T42" style:family="text">
      <style:text-properties officeooo:rsid="00a0d17a"/>
    </style:style>
    <style:style style:name="T43" style:family="text">
      <style:text-properties officeooo:rsid="00a489a4"/>
    </style:style>
    <style:style style:name="T44" style:family="text">
      <style:text-properties officeooo:rsid="00a95586"/>
    </style:style>
    <style:style style:name="T45" style:family="text">
      <style:text-properties officeooo:rsid="00af7572"/>
    </style:style>
    <style:style style:name="T46" style:family="text">
      <style:text-properties officeooo:rsid="00b14c3f"/>
    </style:style>
    <style:style style:name="T47" style:family="text">
      <style:text-properties officeooo:rsid="00b51a65"/>
    </style:style>
    <style:style style:name="T48" style:family="text">
      <style:text-properties officeooo:rsid="00b5a14a"/>
    </style:style>
    <style:style style:name="T49" style:family="text">
      <style:text-properties officeooo:rsid="00b75ee5"/>
    </style:style>
    <style:style style:name="T50" style:family="text">
      <style:text-properties officeooo:rsid="00be0f0d"/>
    </style:style>
    <style:style style:name="T51" style:family="text">
      <style:text-properties officeooo:rsid="00c40ff6"/>
    </style:style>
    <style:style style:name="T52" style:family="text">
      <style:text-properties officeooo:rsid="00c75170"/>
    </style:style>
    <style:style style:name="T53" style:family="text">
      <style:text-properties officeooo:rsid="00cc3c67"/>
    </style:style>
    <style:style style:name="T54" style:family="text">
      <style:text-properties officeooo:rsid="00d06a8f"/>
    </style:style>
    <style:style style:name="T55" style:family="text">
      <style:text-properties officeooo:rsid="00de9ee1"/>
    </style:style>
    <style:style style:name="T56" style:family="text">
      <style:text-properties officeooo:rsid="00e09199"/>
    </style:style>
    <style:style style:name="T57" style:family="text">
      <style:text-properties officeooo:rsid="00e65ab8"/>
    </style:style>
    <style:style style:name="T58" style:family="text">
      <style:text-properties fo:color="#8eb015"/>
    </style:style>
    <style:style style:name="T59" style:family="text">
      <style:text-properties fo:color="#8eb015" fo:letter-spacing="0.035cm" fo:font-weight="bold" style:font-weight-asian="bold" style:font-weight-complex="bold"/>
    </style:style>
    <style:style style:name="T60" style:family="text">
      <style:text-properties fo:color="#8eb015" fo:letter-spacing="0.035cm" fo:font-weight="bold" officeooo:rsid="003c2636" style:font-weight-asian="bold" style:font-weight-complex="bold"/>
    </style:style>
    <style:style style:name="T61" style:family="text">
      <style:text-properties fo:color="#8eb015" fo:letter-spacing="0.035cm" fo:font-weight="bold" officeooo:rsid="0107285d" style:font-weight-asian="bold" style:font-weight-complex="bold"/>
    </style:style>
    <style:style style:name="T62" style:family="text">
      <style:text-properties fo:color="#8eb015" fo:letter-spacing="0.035cm" fo:font-weight="bold" officeooo:rsid="0134f5fd" style:font-weight-asian="bold" style:font-weight-complex="bold"/>
    </style:style>
    <style:style style:name="T63" style:family="text">
      <style:text-properties fo:color="#8eb015" officeooo:rsid="003c2636"/>
    </style:style>
    <style:style style:name="T64" style:family="text">
      <style:text-properties fo:color="#8eb015" officeooo:rsid="0134f5fd"/>
    </style:style>
    <style:style style:name="T65" style:family="text">
      <style:text-properties officeooo:rsid="0134f5fd"/>
    </style:style>
    <style:style style:name="T66" style:family="text">
      <style:text-properties officeooo:rsid="013cbb41"/>
    </style:style>
    <style:style style:name="T67" style:family="text">
      <style:text-properties officeooo:rsid="0140951f"/>
    </style:style>
    <style:style style:name="T68" style:family="text">
      <style:text-properties officeooo:rsid="0159accd"/>
    </style:style>
    <style:style style:name="T69" style:family="text">
      <style:text-properties fo:letter-spacing="0.035cm"/>
    </style:style>
    <style:style style:name="T70" style:family="text">
      <style:text-properties fo:letter-spacing="0.035cm" officeooo:rsid="0038d9ab"/>
    </style:style>
    <style:style style:name="T71" style:family="text">
      <style:text-properties fo:letter-spacing="0.035cm" officeooo:rsid="009d6a8a"/>
    </style:style>
    <style:style style:name="T72" style:family="text">
      <style:text-properties fo:letter-spacing="0.035cm" officeooo:rsid="00f2ce7d"/>
    </style:style>
    <style:style style:name="T73" style:family="text">
      <style:text-properties fo:letter-spacing="0.035cm" officeooo:rsid="00e886cf"/>
    </style:style>
    <style:style style:name="T74" style:family="text">
      <style:text-properties fo:letter-spacing="0.035cm" officeooo:rsid="01120f83"/>
    </style:style>
    <style:style style:name="T75" style:family="text">
      <style:text-properties fo:letter-spacing="0.035cm" style:text-underline-style="none"/>
    </style:style>
    <style:style style:name="T76" style:family="text">
      <style:text-properties fo:letter-spacing="0.035cm" officeooo:rsid="011394f5"/>
    </style:style>
    <style:style style:name="T77" style:family="text">
      <style:text-properties fo:letter-spacing="0.035cm" officeooo:rsid="01178a6b"/>
    </style:style>
    <style:style style:name="T78" style:family="text">
      <style:text-properties fo:letter-spacing="0.035cm" officeooo:rsid="012a21cc"/>
    </style:style>
    <style:style style:name="T79" style:family="text">
      <style:text-properties fo:letter-spacing="0.035cm" officeooo:rsid="010b1b19"/>
    </style:style>
    <style:style style:name="T80" style:family="text">
      <style:text-properties officeooo:rsid="014167dd"/>
    </style:style>
    <style:style style:name="T81" style:family="text">
      <style:text-properties officeooo:rsid="015fdce7"/>
    </style:style>
    <style:style style:name="T82" style:family="text">
      <style:text-properties officeooo:rsid="016f9188"/>
    </style:style>
    <style:style style:name="T83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206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6" draw:name="Shape2" draw:style-name="gr4" draw:text-style-name="P206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97">Plan de pruebas</text:p>
      <text:p text:style-name="P95"><draw:frame draw:style-name="fr2" draw:name="Image1" text:anchor-type="as-char" svg:width="14.6cm" svg:height="6.6cm" draw:z-index="18"><draw:image xlink:href="Pictures/1000020100000226000000FA04E233DC2B932CD2.png" xlink:type="simple" xlink:show="embed" xlink:actuate="onLoad" loext:mime-type="image/png"/></draw:frame></text:p>
      <text:p text:style-name="P96"><text:span text:style-name="T11">Proyecto </text:span><text:span text:style-name="T5">Colibrí</text:span></text:p>
      <text:p text:style-name="P62"/>
      <text:p text:style-name="P65">Asignatura</text:p>
      <text:p text:style-name="P62">Laboratorio de desarrollo de software</text:p>
      <text:p text:style-name="P62"/>
      <text:p text:style-name="P65">Autor</text:p>
      <text:p text:style-name="P64">Cinthia Lima</text:p>
      <text:p text:style-name="P62"/>
      <text:p text:style-name="P65">Fecha de redacción</text:p>
      <text:p text:style-name="P64">5/11/2017</text:p>
      <text:p text:style-name="P145"><draw:custom-shape text:anchor-type="paragraph" draw:z-index="1" draw:name="Shape1" draw:style-name="gr2" draw:text-style-name="P207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209" svg:width="6.501cm" svg:height="18.5cm" svg:x="0.499cm" svg:y="0.75cm"><draw:text-box><text:p text:style-name="P208"><text:span text:style-name="T83">El plan de pruebas es un plan para la administración de la realización de pruebas en el proyecto. Definiendo cuestiones como <text:s/>responsables, calendario y demás cuestiones.</text:span></text:p><text:p text:style-name="P208"><text:span text:style-name="T83">Este plan esta contemplado dentro del plan SQA de calidad para este proyecto.</text:span></text:p></draw:text-box></draw:frame></text:p>
      <text:p text:style-name="P146">Índice</text:p>
      <text:p text:style-name="P63"/>
      <text:p text:style-name="P63">Aquí va el índice <text:span text:style-name="T10">(se debería insertar al final)</text:span>.</text:p>
      <text:p text:style-name="P147">Plan de pruebas</text:p>
      <text:p text:style-name="P112">Introducción</text:p>
      <text:p text:style-name="P66">Este plan de pruebas tendrá como meta probar varias de las funcionalidades del sistema Colibrí, <text:span text:style-name="T14">para garantizar su correcto funcionamiento</text:span>. <text:span text:style-name="T15">Se realizarán pruebas de verificación, correspondencia entre las funcionalidades ofrecidas por nuestro sistema y pruebas de validación en donde el usuario nos tendrá que contar su satisfacción con el sistema.</text:span></text:p>
      <text:p text:style-name="P66">Con este plan se seleccionan y se coordinan las actividades para asegurar la calidad del software durante el ciclo de vida del proyecto y aún después al ser entregado al cliente.</text:p>
      <text:p text:style-name="P67"/>
      <text:p text:style-name="P112">Definición de objetivos</text:p>
      <text:p text:style-name="P73">Las <text:span text:style-name="T16">pruebas a realizarse tiene como objetivo encontrar errores para así mejorar la calidad de nuestro producto y entregarlo libre de defectos:</text:span></text:p>
      <text:list xml:id="list3715556369" text:style-name="L1">
        <text:list-item>
          <text:p text:style-name="P157">Falta de correspondencia con el diseño</text:p>
        </text:list-item>
        <text:list-item>
          <text:p text:style-name="P157">Falta de correspondencia con el análisis</text:p>
        </text:list-item>
        <text:list-item>
          <text:p text:style-name="P157">Introducidos por el programador</text:p>
        </text:list-item>
        <text:list-item>
          <text:p text:style-name="P157">Omisiones en el código</text:p>
        </text:list-item>
        <text:list-item>
          <text:p text:style-name="P158">Interfaz inadecuada (botones sin funcionalidad, ortografía, etiquetas, etc)</text:p>
        </text:list-item>
      </text:list>
      <text:p text:style-name="P74">Si bien se van a realizar pruebas que involucren las cuestiones mencionadas anteriormente <text:span text:style-name="T17">el equipo va a trabajar con la calidad en la cabeza para que las pruebas resulten lo más exitosas posibles, sin encontrar muchos errores.</text:span></text:p>
      <text:p text:style-name="P68"/>
      <text:p text:style-name="P112">Propósitos de la evaluación de pruebas</text:p>
      <text:p text:style-name="P132">Motivadores de la prueba</text:p>
      <text:p text:style-name="P98">A continuación se nombraran los principales factores por los que se creo este plan:</text:p>
      <text:list xml:id="list1295173880" text:style-name="L2">
        <text:list-item>
          <text:p text:style-name="P195">Requerimientos del sistema (Funcionales y no funcionales)</text:p>
        </text:list-item>
        <text:list-item>
          <text:p text:style-name="P196">Cambios en los requerimientos</text:p>
        </text:list-item>
        <text:list-item>
          <text:p text:style-name="P196">Diseño de la GUI</text:p>
        </text:list-item>
        <text:list-item>
          <text:p text:style-name="P196"><text:soft-page-break/>Funcionalidad correcta de botones de GUI</text:p>
        </text:list-item>
        <text:list-item>
          <text:p text:style-name="P196">Envió de información correcta y a la persona adecuada</text:p>
        </text:list-item>
        <text:list-item>
          <text:p text:style-name="P197">Creación exitosa de formularios</text:p>
        </text:list-item>
      </text:list>
      <text:p text:style-name="P99"/>
      <text:p text:style-name="P112">Objetos a ser evaluados</text:p>
      <text:p text:style-name="P99">Componentes del software que serán evaluados:</text:p>
      <text:list xml:id="list407749212" text:style-name="L3">
        <text:list-item>
          <text:p text:style-name="P198">Componentes de interfaz:</text:p>
          <text:list>
            <text:list-item>
              <text:p text:style-name="P198">Campos de texto</text:p>
            </text:list-item>
            <text:list-item>
              <text:p text:style-name="P198">Etiquetas</text:p>
            </text:list-item>
            <text:list-item>
              <text:p text:style-name="P198">Botones</text:p>
            </text:list-item>
            <text:list-item>
              <text:p text:style-name="P198">Opciones (Checkbox)</text:p>
            </text:list-item>
            <text:list-item>
              <text:p text:style-name="P198">Tablas</text:p>
            </text:list-item>
          </text:list>
        </text:list-item>
        <text:list-item>
          <text:p text:style-name="P198">Componentes del sistema:</text:p>
          <text:list>
            <text:list-item>
              <text:p text:style-name="P198">Formulario</text:p>
            </text:list-item>
            <text:list-item>
              <text:p text:style-name="P198">Usuario</text:p>
            </text:list-item>
            <text:list-item>
              <text:p text:style-name="P198">Informe</text:p>
            </text:list-item>
            <text:list-item>
              <text:p text:style-name="P198">Campos de Formulario</text:p>
            </text:list-item>
            <text:list-item>
              <text:p text:style-name="P198">Roles</text:p>
            </text:list-item>
          </text:list>
        </text:list-item>
      </text:list>
      <text:p text:style-name="P100"/>
      <text:p text:style-name="P128">Ámbito de las pruebas</text:p>
      <text:p text:style-name="P133">Dentro del ámbito</text:p>
      <text:p text:style-name="P75">Aquí listaremos las pruebas que verifiquen que el sistema cumple con los requisitos que se <text:span text:style-name="T18">definieron</text:span> como elementales. <text:span text:style-name="T19">Características a ser evaluadas</text:span>:</text:p>
      <text:list xml:id="list1486755974" text:style-name="L4">
        <text:list-item>
          <text:p text:style-name="P159">Revisión de correcto funcionamiento de los elementos más importantes de la GUI (<text:span text:style-name="T20">botones, lista desplegables, etc</text:span>)</text:p>
        </text:list-item>
        <text:list-item>
          <text:p text:style-name="P160">Revisión del envió de la respuesta <text:span text:style-name="T22">de</text:span> un formulario a su respectivo email.</text:p>
        </text:list-item>
        <text:list-item>
          <text:p text:style-name="P161">Revisión de la correcta creación, eliminación y modificación de un formulario</text:p>
        </text:list-item>
        <text:list-item>
          <text:p text:style-name="P163">Revisión de la correcta creación, eliminación y modificación de los campos <text:span text:style-name="T27">de un formulario</text:span></text:p>
        </text:list-item>
        <text:list-item>
          <text:p text:style-name="P162">Revisión del correcto almacenamiento <text:span text:style-name="T26">y recuperación </text:span>de los campos de un formulario</text:p>
        </text:list-item>
        <text:list-item>
          <text:p text:style-name="P164"><text:soft-page-break/>Revisión de la correcta creación, eliminación y modificación de un gestor de formulario</text:p>
        </text:list-item>
        <text:list-item>
          <text:p text:style-name="P164">Revisión la la correcta recuperación de datos de formularios para su <text:span text:style-name="T28">envió</text:span></text:p>
        </text:list-item>
        <text:list-item>
          <text:p text:style-name="P165">Revisión de realización de búsquedas</text:p>
        </text:list-item>
        <text:list-item>
          <text:p text:style-name="P165">Revisión de correcta creación de informes</text:p>
        </text:list-item>
        <text:list-item>
          <text:p text:style-name="P166">Revisión de roles de usuario</text:p>
        </text:list-item>
        <text:list-item>
          <text:p text:style-name="P167">Revisión de vista adecuadas para cada usuario</text:p>
        </text:list-item>
        <text:list-item>
          <text:p text:style-name="P168">Revisión de envió de formulario con campos incompletos o sin rellenar campos obligatorios</text:p>
        </text:list-item>
      </text:list>
      <text:p text:style-name="P133"/>
      <text:p text:style-name="P133">Fuera del ámbito</text:p>
      <text:p text:style-name="P76">Para las pruebas en cuanto a la ortografía de lo presentado al cliente en las interfaces no se van a hacer. Para mantener una ortografía <text:span text:style-name="T21">se va trabajar con ello en la mente a la hora de programar las interfaces web.</text:span></text:p>
      <text:p text:style-name="P69"/>
      <text:p text:style-name="P113">Lista de ideas de prueba</text:p>
      <text:p text:style-name="P148">Las pruebas serán identificadas siguiendo la técnica de generación de casos de prueba a través de los casos de uso, detallando los siguientes pasos:</text:p>
      <text:p text:style-name="P149"/>
      <text:list xml:id="list1665999768" text:style-name="WW8Num12">
        <text:list-item>
          <text:p text:style-name="P150">Para cada caso de uso, se identifican los posibles caminos, estableciendo los escenarios.</text:p>
        </text:list-item>
        <text:list-item>
          <text:p text:style-name="P150">Para cada uno de los caminos, se identifican los conjuntos de valores de entrada y precondiciones, al igual que el resultado esperado.</text:p>
        </text:list-item>
        <text:list-item>
          <text:p text:style-name="P150">Se hace, a través de una tabla, un resumen por cada caso de uso que muestre los distintos caminos posibles con sus entradas y salidas.</text:p>
        </text:list-item>
      </text:list>
      <text:p text:style-name="P148"/>
      <text:p text:style-name="P148">Los recursos utilizados para la identificación de las pruebas se mencionan a continuación:</text:p>
      <text:p text:style-name="P148"/>
      <text:list xml:id="list1955199081" text:style-name="WW8Num7">
        <text:list-item>
          <text:p text:style-name="P151">El documento de especificación de requerimientos del software.</text:p>
        </text:list-item>
        <text:list-item>
          <text:p text:style-name="P152">El documento de Modelo de casos de uso</text:p>
        </text:list-item>
        <text:list-item>
          <text:p text:style-name="P152">El diagrama de casos de uso</text:p>
        </text:list-item>
        <text:list-item>
          <text:p text:style-name="P152">El diagrama de clases</text:p>
        </text:list-item>
      </text:list>
      <text:p text:style-name="P69"><text:soft-page-break/></text:p>
      <text:p text:style-name="P113">Enfoque de las pruebas</text:p>
      <text:p text:style-name="P77">El enfoque de la pruebas se va a ver descripto por los tipos de pruebas que se van a realizar:</text:p>
      <text:list xml:id="list168530772" text:style-name="L5">
        <text:list-item>
          <text:p text:style-name="P169">Pruebas de función</text:p>
        </text:list-item>
        <text:list-item>
          <text:p text:style-name="P169">Pruebas de Interfaces de usuarios</text:p>
        </text:list-item>
        <text:list-item>
          <text:p text:style-name="P169">Pruebas de datos e integridad de Base de datos</text:p>
        </text:list-item>
        <text:list-item>
          <text:p text:style-name="P169">Pruebas de Seguridad y Control de Acceso</text:p>
        </text:list-item>
        <text:list-item>
          <text:p text:style-name="P169">Pruebas de Instalación</text:p>
        </text:list-item>
      </text:list>
      <text:p text:style-name="P69"/>
      <text:p text:style-name="P78"><text:span text:style-name="T4">TP</text:span><text:span text:style-name="T9">0</text:span><text:span text:style-name="T6">1-F</text:span><text:span text:style-name="T4">:</text:span> Pruebas de funció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Objetivo:</text:p>
          </table:table-cell>
          <table:table-cell table:style-name="Table1.B1" office:value-type="string">
            <text:p text:style-name="P10">El objetivo principal de esta prueba es que el programa realice <text:span text:style-name="T29">las funciones especificadas por el cliente.</text:span></text:p>
          </table:table-cell>
        </table:table-row>
        <table:table-row>
          <table:table-cell table:style-name="Table1.A2" office:value-type="string">
            <text:p text:style-name="P8">Descripción:</text:p>
          </table:table-cell>
          <table:table-cell table:style-name="Table1.B2" office:value-type="string">
            <text:p text:style-name="P11">En esta prueba se probará que cada <text:span text:style-name="T32">modulo</text:span> realice la función específica para la cual fue diseñado.</text:p>
          </table:table-cell>
        </table:table-row>
        <table:table-row>
          <table:table-cell table:style-name="Table1.A2" office:value-type="string">
            <text:p text:style-name="P8">Técnicas:</text:p>
          </table:table-cell>
          <table:table-cell table:style-name="Table1.B2" office:value-type="string">
            <text:p text:style-name="P11">Se probará que cada uno de los elementos a prueb<text:span text:style-name="T82">a mediante un caso de prueba.</text:span></text:p>
          </table:table-cell>
        </table:table-row>
        <table:table-row>
          <table:table-cell table:style-name="Table1.A2" office:value-type="string">
            <text:p text:style-name="P8">Fases:</text:p>
          </table:table-cell>
          <table:table-cell table:style-name="Table1.B2" office:value-type="string">
            <text:p text:style-name="P11">1. Fase de revisión de funcionalidad con datos validos</text:p>
            <text:p text:style-name="P11">2. Fase de revisión con datos faltantes.</text:p>
          </table:table-cell>
        </table:table-row>
        <table:table-row>
          <table:table-cell table:style-name="Table1.A2" office:value-type="string">
            <text:p text:style-name="P8">Entorno de prueba:</text:p>
          </table:table-cell>
          <table:table-cell table:style-name="Table1.B2" office:value-type="string">
            <text:p text:style-name="P12">Se realizará cada prueba para verificar el correcto funcionami<text:span text:style-name="T30">ento de las funciones del Caso de uso a probar. </text:span></text:p>
          </table:table-cell>
        </table:table-row>
        <table:table-row>
          <table:table-cell table:style-name="Table1.A2" office:value-type="string">
            <text:p text:style-name="P8">Hardware:</text:p>
          </table:table-cell>
          <table:table-cell table:style-name="Table1.B2" office:value-type="string">
            <text:p text:style-name="P13">El hardware necesario para la realización de estas pruebas el cualquier computadora que posea algún navegador web para poder abrir la aplicación desde ahí.</text:p>
          </table:table-cell>
        </table:table-row>
        <table:table-row>
          <table:table-cell table:style-name="Table1.A2" office:value-type="string">
            <text:p text:style-name="P8">Software:</text:p>
          </table:table-cell>
          <table:table-cell table:style-name="Table1.B2" office:value-type="string">
            <text:p text:style-name="P14">Navegador Web</text:p>
          </table:table-cell>
        </table:table-row>
        <table:table-row>
          <table:table-cell table:style-name="Table1.A2" office:value-type="string">
            <text:p text:style-name="P8">Criterios de éxito:</text:p>
          </table:table-cell>
          <table:table-cell table:style-name="Table1.B2" office:value-type="string">
            <text:p text:style-name="P15">Todos los casos de uso <text:span text:style-name="T36">probados</text:span> en el sistema <text:span text:style-name="T37">funcionan de manera correcta y de acuerdo a sus especificaciones.</text:span></text:p>
          </table:table-cell>
        </table:table-row>
      </table:table>
      <text:p text:style-name="P69"/>
      <text:p text:style-name="P79"><text:span text:style-name="T4">TP0</text:span><text:span text:style-name="T6">2-</text:span><text:span text:style-name="T8">G</text:span><text:span text:style-name="T4">: </text:span><text:span text:style-name="T23">Pruebas de Interfaces de usuarios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Objetivo:</text:p>
          </table:table-cell>
          <table:table-cell table:style-name="Table4.B1" office:value-type="string">
            <text:p text:style-name="P16">El objetivo principal de este tipo de pruebas es que se le muestre al usuario la interfaz adecuada según su <text:soft-page-break/>tipo <text:span text:style-name="T31">y que los componente de cada Interfaz funciones de manera la correcta</text:span>.</text:p>
          </table:table-cell>
        </table:table-row>
        <table:table-row>
          <table:table-cell table:style-name="Table4.A2" office:value-type="string">
            <text:p text:style-name="P9">Descripción:</text:p>
          </table:table-cell>
          <table:table-cell table:style-name="Table4.B2" office:value-type="string">
            <text:p text:style-name="P17">En esta prueba se verificará que cada <text:span text:style-name="T33">interfaz brinda las funciones para las cuales fue creada.</text:span></text:p>
          </table:table-cell>
        </table:table-row>
        <table:table-row>
          <table:table-cell table:style-name="Table4.A2" office:value-type="string">
            <text:p text:style-name="P9">Técnicas:</text:p>
          </table:table-cell>
          <table:table-cell table:style-name="Table4.B2" office:value-type="string">
            <text:p text:style-name="P18">Se corrobora que cada botón, lista desplegable, checkbox, etc cumpla con su función y que cada interfaz muestre al usuario la información adecuada.</text:p>
          </table:table-cell>
        </table:table-row>
        <table:table-row table:style-name="Table4.4">
          <table:table-cell table:style-name="Table4.A2" office:value-type="string">
            <text:p text:style-name="P9">Fases:</text:p>
          </table:table-cell>
          <table:table-cell table:style-name="Table4.B2" office:value-type="string">
            <text:p text:style-name="P19">1. Fase de revisión de elementos de interfaz</text:p>
            <text:p text:style-name="P19">2. Fase de revisión de <text:span text:style-name="T34">contenido de la interfaz</text:span></text:p>
          </table:table-cell>
        </table:table-row>
        <table:table-row>
          <table:table-cell table:style-name="Table4.A2" office:value-type="string">
            <text:p text:style-name="P9">Entorno de prueba:</text:p>
          </table:table-cell>
          <table:table-cell table:style-name="Table4.B2" office:value-type="string">
            <text:p text:style-name="P20">Se verificará que cada <text:span text:style-name="T35">elemento de la interfaz cumpla con su función de acuerdo a su entorno, y que cada interfaz provista al usuario sea la adecuada para el mismo, es decir, que la funcionalidad de la interfaz no sobrepase sus permisos ni tampoco no los cubra.</text:span></text:p>
          </table:table-cell>
        </table:table-row>
        <table:table-row>
          <table:table-cell table:style-name="Table4.A2" office:value-type="string">
            <text:p text:style-name="P9">Hardware:</text:p>
          </table:table-cell>
          <table:table-cell table:style-name="Table4.B2" office:value-type="string">
            <text:p text:style-name="P13">El hardware necesario para la realización de estas pruebas el cualquier computadora que posea algún navegador web para poder abrir la aplicación desde ahí.</text:p>
          </table:table-cell>
        </table:table-row>
        <table:table-row>
          <table:table-cell table:style-name="Table4.A2" office:value-type="string">
            <text:p text:style-name="P9">Software:</text:p>
          </table:table-cell>
          <table:table-cell table:style-name="Table4.B2" office:value-type="string">
            <text:p text:style-name="P14">Navegador Web</text:p>
          </table:table-cell>
        </table:table-row>
        <table:table-row>
          <table:table-cell table:style-name="Table4.A2" office:value-type="string">
            <text:p text:style-name="P9">Criterios de éxito:</text:p>
          </table:table-cell>
          <table:table-cell table:style-name="Table4.B2" office:value-type="string">
            <text:p text:style-name="P21">Todos los elementos de la interfaz cumplen con el propósito para el que fueron añadidos en la interfaz. </text:p>
          </table:table-cell>
        </table:table-row>
      </table:table>
      <text:list xml:id="list190112443154478" text:continue-numbering="true" text:style-name="L5">
        <text:list-header>
          <text:p text:style-name="P199"/>
        </text:list-header>
      </text:list>
      <text:p text:style-name="P101"><text:span text:style-name="T7">TP03-B</text:span><text:span text:style-name="T24">: </text:span>Pruebas de datos e integridad de Base de datos</text:p>
      <text:p text:style-name="P108">...</text:p>
      <text:p text:style-name="P101"><text:span text:style-name="T7">TP04-S</text:span><text:span text:style-name="T24">: </text:span>Pruebas de Seguridad y Control de Acceso</text:p>
      <text:p text:style-name="P109">...</text:p>
      <text:p text:style-name="P102"><text:span text:style-name="T7">TP04-</text:span><text:span text:style-name="T8">I</text:span><text:span text:style-name="T24">: </text:span>Pruebas de <text:span text:style-name="T25">instalación</text:span></text:p>
      <text:p text:style-name="P114">...</text:p>
      <text:p text:style-name="P115"/>
      <text:p text:style-name="P115">Herramientas para las pruebas</text:p>
      <text:p text:style-name="P134">Software</text:p>
      <text:p text:style-name="P80">Por el momento las pruebas se harán de manera manual con el sistema en funcionamiento, pero es posible que más adelante se <text:span text:style-name="T38">utilice o implemente</text:span> un modulo especifico para la automatización de pruebas. </text:p>
      <text:p text:style-name="P70"><text:soft-page-break/></text:p>
      <text:p text:style-name="P135">Hardware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2">Recurso</text:p>
          </table:table-cell>
          <table:table-cell table:style-name="Table5.A1" office:value-type="string">
            <text:p text:style-name="P23">Cantidad</text:p>
          </table:table-cell>
          <table:table-cell table:style-name="Table5.C1" office:value-type="string">
            <text:p text:style-name="P23">Descripción</text:p>
          </table:table-cell>
        </table:table-row>
        <table:table-row>
          <table:table-cell table:style-name="Table5.A2" office:value-type="string">
            <text:p text:style-name="P59">Notebook Lenovo Legion Y720.</text:p>
          </table:table-cell>
          <table:table-cell table:style-name="Table5.A2" office:value-type="string">
            <text:p text:style-name="P23">1</text:p>
          </table:table-cell>
          <table:table-cell table:style-name="Table5.C2" office:value-type="string">
            <text:p text:style-name="P24">Procesador Intel I7 2.5 Ghz</text:p>
            <text:p text:style-name="P24">16 GB de RAM</text:p>
          </table:table-cell>
        </table:table-row>
        <table:table-row>
          <table:table-cell table:style-name="Table5.A2" office:value-type="string">
            <text:p text:style-name="P60">Notebook Banghó MAX G01.</text:p>
          </table:table-cell>
          <table:table-cell table:style-name="Table5.A2" office:value-type="string">
            <text:p text:style-name="P23">1</text:p>
          </table:table-cell>
          <table:table-cell table:style-name="Table5.C2" office:value-type="string">
            <text:p text:style-name="P24">Procesador Intel I5 2.50 Ghz</text:p>
            <text:p text:style-name="P24">4 GB de RAM</text:p>
          </table:table-cell>
        </table:table-row>
      </table:table>
      <text:p text:style-name="P81"/>
      <text:p text:style-name="P71"/>
      <text:p text:style-name="P116">Casos de pruebas</text:p>
      <text:p text:style-name="P82">→ Ver anexos:</text:p>
      <text:list xml:id="list340115657" text:style-name="L6">
        <text:list-item>
          <text:p text:style-name="P170">“Casos de prueba CP01”</text:p>
        </text:list-item>
        <text:list-item>
          <text:p text:style-name="P193"><text:span text:style-name="T70">“Casos de prueba CP0</text:span><text:span text:style-name="T71">2</text:span><text:span text:style-name="T70">”</text:span></text:p>
        </text:list-item>
        <text:list-item>
          <text:p text:style-name="P193"><text:span text:style-name="T70">“Casos de prueba CP0</text:span><text:span text:style-name="T71">3</text:span><text:span text:style-name="T70">”</text:span></text:p>
        </text:list-item>
      </text:list>
      <text:p text:style-name="P71"/>
      <text:p text:style-name="P117">Prioridades</text:p>
      <text:p text:style-name="P136">Casos de prueba por características de prioridad</text:p>
      <text:p text:style-name="P83">A continuación se mostrara una lista de los aspectos a probar de <text:span text:style-name="T41">manera descendente de mayor prioridad a la más baja:</text:span></text:p>
      <text:list xml:id="list647006587" text:style-name="L7">
        <text:list-item>
          <text:p text:style-name="P171">Probar el correcto acceso al sistema mediante correo institucional</text:p>
        </text:list-item>
        <text:list-item>
          <text:p text:style-name="P172">Probar ABM de campos <text:span text:style-name="T43">de un formulario</text:span></text:p>
        </text:list-item>
        <text:list-item>
          <text:p text:style-name="P173">Probar la creación de un formulario</text:p>
        </text:list-item>
        <text:list-item>
          <text:p text:style-name="P173">Probar rellenado y envió de respuesta a un formulario</text:p>
        </text:list-item>
        <text:list-item>
          <text:p text:style-name="P174">Probar que se muestra la interfaz adecuada a cada usuario</text:p>
        </text:list-item>
        <text:list-item>
          <text:p text:style-name="P173">Probar la eliminación y modificación de formularios</text:p>
        </text:list-item>
        <text:list-item>
          <text:p text:style-name="P175">Probar la revisión de formularios</text:p>
        </text:list-item>
        <text:list-item>
          <text:p text:style-name="P173">Probar <text:span text:style-name="T42">el ABM de gestores de formularios</text:span></text:p>
        </text:list-item>
        <text:list-item>
          <text:p text:style-name="P176">Probar <text:span text:style-name="T44">el correcto funcionamientos de las diferentes búsquedas</text:span></text:p>
        </text:list-item>
        <text:list-item>
          <text:p text:style-name="P177">Probar el correcto funcionamiento de la creación de informes</text:p>
        </text:list-item>
        <text:list-item>
          <text:p text:style-name="P178">Probar la correcta disponibilidad de las interfaces <text:span text:style-name="T45">de usuario para cada tipo de usuario</text:span></text:p>
        </text:list-item>
        <text:list-item>
          <text:p text:style-name="P179">Probar la integridad de la base de datos</text:p>
        </text:list-item>
        <text:list-item>
          <text:p text:style-name="P180"><text:soft-page-break/>Probar el <text:span text:style-name="T48">adecuado </text:span>acceso <text:span text:style-name="T47">de los diferentes usuarios a las funcionalidades que le competen.</text:span></text:p>
        </text:list-item>
        <text:list-item>
          <text:p text:style-name="P181">Probar el <text:span text:style-name="T46">rendimiento y</text:span> funcionamiento en diferentes navegadores web</text:p>
        </text:list-item>
      </text:list>
      <text:p text:style-name="P71"/>
      <text:p text:style-name="P137">Casos de prueba por prioridad <text:span text:style-name="T12">de caso de uso</text:span></text:p>
      <text:p text:style-name="P84">A continuación se mostrara una lista de los <text:span text:style-name="T49">casos de uso </text:span>a probar de <text:span text:style-name="T41">manera descendente de mayor prioridad a la más baja:</text:span></text:p>
      <text:list xml:id="list1924549552" text:style-name="L8">
        <text:list-item>
          <text:p text:style-name="P182">CU14: Inicio de sesión</text:p>
        </text:list-item>
        <text:list-item>
          <text:p text:style-name="P183">CU03: ABM de formularios </text:p>
          <text:list>
            <text:list-item>
              <text:p text:style-name="P183">CU04: Alta de formularios</text:p>
              <text:list>
                <text:list-item>
                  <text:list>
                    <text:list-item>
                      <text:p text:style-name="P184">CU15: Administración de contenido de Formulario</text:p>
                      <text:list>
                        <text:list-item>
                          <text:p text:style-name="P185">CU16: <text:span text:style-name="T50">Agregar campo</text:span></text:p>
                        </text:list-item>
                        <text:list-item>
                          <text:p text:style-name="P185">CU17: <text:span text:style-name="T50">Eliminar campo</text:span></text:p>
                        </text:list-item>
                        <text:list-item>
                          <text:p text:style-name="P185">CU18: <text:span text:style-name="T50">Modificar campo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3">CU05: Baja de formulario</text:p>
            </text:list-item>
            <text:list-item>
              <text:p text:style-name="P183">CU06: Modificación de formulario</text:p>
            </text:list-item>
          </text:list>
        </text:list-item>
        <text:list-item>
          <text:p text:style-name="P186">CU02: Rellenar <text:s/>enviar formular<text:span text:style-name="T53">io</text:span></text:p>
        </text:list-item>
        <text:list-item>
          <text:p text:style-name="P187">CU09: ABM de gestores de formularios</text:p>
          <text:list>
            <text:list-item>
              <text:p text:style-name="P188">CU10: Alta de gestor de formularios</text:p>
            </text:list-item>
            <text:list-item>
              <text:p text:style-name="P188">CU11: Baja de gestor de formularios</text:p>
            </text:list-item>
            <text:list-item>
              <text:p text:style-name="P188">CU12: Modificación de gestor de formulario<text:span text:style-name="T51">s</text:span></text:p>
            </text:list-item>
          </text:list>
        </text:list-item>
        <text:list-item>
          <text:p text:style-name="P191">CU13: Generar informes</text:p>
        </text:list-item>
        <text:list-item>
          <text:p text:style-name="P189">CU01: Buscar formulario</text:p>
        </text:list-item>
        <text:list-item>
          <text:p text:style-name="P189">CU07: Buscar fo<text:span text:style-name="T52">rmularios creados</text:span></text:p>
        </text:list-item>
        <text:list-item>
          <text:p text:style-name="P190">CU08: Cerrar ses<text:span text:style-name="T54">ión</text:span></text:p>
        </text:list-item>
      </text:list>
      <text:p text:style-name="P118"/>
      <text:p text:style-name="P118">Flujo de trabajo de prueba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49">ID</text:p>
          </table:table-cell>
          <table:table-cell table:style-name="Table6.A1" office:value-type="string">
            <text:p text:style-name="P49">Nombre del caso de prueba</text:p>
          </table:table-cell>
          <table:table-cell table:style-name="Table6.A1" office:value-type="string">
            <text:p text:style-name="P49">Comienzo</text:p>
          </table:table-cell>
          <table:table-cell table:style-name="Table6.A1" office:value-type="string">
            <text:p text:style-name="P49">Fin</text:p>
          </table:table-cell>
          <table:table-cell table:style-name="Table6.E1" office:value-type="string">
            <text:p text:style-name="P49">Duración</text:p>
          </table:table-cell>
        </table:table-row>
        <table:table-row>
          <table:table-cell table:style-name="Table6.A2" office:value-type="string">
            <text:p text:style-name="P25">CP01</text:p>
          </table:table-cell>
          <table:table-cell table:style-name="Table6.B2" office:value-type="string">
            <text:p text:style-name="P26">Funcionalidad de ABM de <text:span text:style-name="T55">gestores de formularios</text:span></text:p>
          </table:table-cell>
          <table:table-cell table:style-name="Table6.C2" office:value-type="string">
            <text:p text:style-name="P27">13/11/17</text:p>
          </table:table-cell>
          <table:table-cell table:style-name="Table6.D2" office:value-type="string">
            <text:p text:style-name="P28">--/--/--</text:p>
          </table:table-cell>
          <table:table-cell table:style-name="Table6.E2" office:value-type="string">
            <text:p text:style-name="P7">– <text:span text:style-name="T57">hs</text:span></text:p>
          </table:table-cell>
        </table:table-row>
        <table:table-row>
          <table:table-cell table:style-name="Table6.A3" office:value-type="string">
            <text:p text:style-name="P25">CP02</text:p>
          </table:table-cell>
          <table:table-cell table:style-name="Table6.B3" office:value-type="string">
            <text:p text:style-name="P30">Funcionalidad de Administración de contenido de formularios</text:p>
          </table:table-cell>
          <table:table-cell table:style-name="Table6.C3" office:value-type="string">
            <text:p text:style-name="P29">13/11/17</text:p>
          </table:table-cell>
          <table:table-cell table:style-name="Table6.D3" office:value-type="string">
            <text:p text:style-name="P7"/>
          </table:table-cell>
          <table:table-cell table:style-name="Table6.E3" office:value-type="string">
            <text:p text:style-name="P7">- <text:span text:style-name="T57">hs</text:span></text:p>
          </table:table-cell>
        </table:table-row>
        <text:soft-page-break/>
        <table:table-row>
          <table:table-cell table:style-name="Table6.A4" office:value-type="string">
            <text:p text:style-name="P25">CP03</text:p>
          </table:table-cell>
          <table:table-cell table:style-name="Table6.B4" office:value-type="string">
            <text:p text:style-name="P30">Funcionalidad de <text:span text:style-name="T56">ABM de formularios</text:span></text:p>
          </table:table-cell>
          <table:table-cell table:style-name="Table6.C4" office:value-type="string">
            <text:p text:style-name="P29">13/11/17</text:p>
          </table:table-cell>
          <table:table-cell table:style-name="Table6.D4" office:value-type="string">
            <text:p text:style-name="P7"/>
          </table:table-cell>
          <table:table-cell table:style-name="Table6.E4" office:value-type="string">
            <text:p text:style-name="P7">- <text:span text:style-name="T57">hs</text:span></text:p>
          </table:table-cell>
        </table:table-row>
        <table:table-row>
          <table:table-cell table:style-name="Table6.A5" office:value-type="string">
            <text:p text:style-name="P25">CP...</text:p>
          </table:table-cell>
          <table:table-cell table:style-name="Table6.B5" office:value-type="string">
            <text:p text:style-name="P7"/>
          </table:table-cell>
          <table:table-cell table:style-name="Table6.C5" office:value-type="string">
            <text:p text:style-name="P7"/>
          </table:table-cell>
          <table:table-cell table:style-name="Table6.D5" office:value-type="string">
            <text:p text:style-name="P7"/>
          </table:table-cell>
          <table:table-cell table:style-name="Table6.E5" office:value-type="string">
            <text:p text:style-name="P7"/>
          </table:table-cell>
        </table:table-row>
      </table:table>
      <text:p text:style-name="P107"/>
      <text:p text:style-name="P119">Entregables</text:p>
      <text:p text:style-name="P138">Lista de entregables de pruebas</text:p>
      <text:p text:style-name="P85">Anexo : </text:p>
      <text:list xml:id="list1834335400" text:style-name="L9">
        <text:list-item>
          <text:p text:style-name="P194"><text:span text:style-name="T72">“</text:span><text:span text:style-name="T73">Casos de prueba </text:span><text:span text:style-name="T72">CP01</text:span><text:span text:style-name="T73">”</text:span></text:p>
        </text:list-item>
        <text:list-item>
          <text:p text:style-name="P194"><text:span text:style-name="T72">“</text:span><text:span text:style-name="T73">Casos de prueba </text:span><text:span text:style-name="T72">CP02</text:span><text:span text:style-name="T73">”</text:span></text:p>
        </text:list-item>
        <text:list-item>
          <text:p text:style-name="P194"><text:span text:style-name="T72">“</text:span><text:span text:style-name="T73">Casos de prueba </text:span><text:span text:style-name="T72">CP03</text:span><text:span text:style-name="T73">”</text:span></text:p>
        </text:list-item>
      </text:list>
      <text:p text:style-name="P72"/>
      <text:p text:style-name="P131">Escenarios por Caso de uso</text:p>
      <text:p text:style-name="P89"><text:span text:style-name="T73">A</text:span><text:span text:style-name="T69">nexo:</text:span></text:p>
      <text:list xml:id="list3942458590" text:style-name="L10">
        <text:list-item>
          <text:p text:style-name="P192">“Modelo de casos de uso”</text:p>
        </text:list-item>
      </text:list>
      <text:p text:style-name="P129"/>
      <text:p text:style-name="P139">Ficha: <text:span text:style-name="T13">Resumen de Ciclos de Prueb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31">Nombre del proyecto: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6" office:value-type="string">
            <text:p text:style-name="P31">ID del ciclo de prueba: C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table:number-columns-spanned="2" office:value-type="string">
            <text:p text:style-name="P32">Fechas para el Ciclo de prueba</text:p>
          </table:table-cell>
          <table:covered-table-cell/>
          <table:table-cell table:style-name="Table7.A3" table:number-columns-spanned="2" office:value-type="string">
            <text:p text:style-name="P32">Desde: </text:p>
          </table:table-cell>
          <table:covered-table-cell/>
          <table:table-cell table:style-name="Table7.A2" table:number-columns-spanned="2" office:value-type="string">
            <text:p text:style-name="P32">Hasta:</text:p>
          </table:table-cell>
          <table:covered-table-cell/>
        </table:table-row>
        <table:table-row>
          <table:table-cell table:style-name="Table7.A4" office:value-type="string">
            <text:p text:style-name="P50">ID Caso de uso</text:p>
          </table:table-cell>
          <table:table-cell table:style-name="Table7.A4" office:value-type="string">
            <text:p text:style-name="P50">ID Caso de prueba</text:p>
          </table:table-cell>
          <table:table-cell table:style-name="Table7.A4" office:value-type="string">
            <text:p text:style-name="P50">Resultados esperados</text:p>
          </table:table-cell>
          <table:table-cell table:style-name="Table7.A4" table:number-columns-spanned="2" office:value-type="string">
            <text:p text:style-name="P51">Resultados obtenidos</text:p>
          </table:table-cell>
          <table:covered-table-cell/>
          <table:table-cell table:style-name="Table7.F4" office:value-type="string">
            <text:p text:style-name="P51">Observación</text:p>
          </table:table-cell>
        </table:table-row>
        <table:table-row>
          <table:table-cell table:style-name="Table7.A7" office:value-type="string">
            <text:p text:style-name="P7"/>
          </table:table-cell>
          <table:table-cell table:style-name="Table7.B7" office:value-type="string">
            <text:p text:style-name="P7"/>
          </table:table-cell>
          <table:table-cell table:style-name="Table7.C7" office:value-type="string">
            <text:p text:style-name="P7"/>
          </table:table-cell>
          <table:table-cell table:style-name="Table7.D7" table:number-columns-spanned="2" office:value-type="string">
            <text:p text:style-name="P7"/>
          </table:table-cell>
          <table:covered-table-cell/>
          <table:table-cell table:style-name="Table7.F7" office:value-type="string">
            <text:p text:style-name="P7"/>
          </table:table-cell>
        </table:table-row>
        <table:table-row>
          <table:table-cell table:style-name="Table7.A7" office:value-type="string">
            <text:p text:style-name="P7"/>
          </table:table-cell>
          <table:table-cell table:style-name="Table7.B7" office:value-type="string">
            <text:p text:style-name="P7"/>
          </table:table-cell>
          <table:table-cell table:style-name="Table7.C7" office:value-type="string">
            <text:p text:style-name="P7"/>
          </table:table-cell>
          <table:table-cell table:style-name="Table7.D7" table:number-columns-spanned="2" office:value-type="string">
            <text:p text:style-name="P7"/>
          </table:table-cell>
          <table:covered-table-cell/>
          <table:table-cell table:style-name="Table7.F7" office:value-type="string">
            <text:p text:style-name="P7"/>
          </table:table-cell>
        </table:table-row>
        <table:table-row>
          <table:table-cell table:style-name="Table7.A7" office:value-type="string">
            <text:p text:style-name="P7"/>
          </table:table-cell>
          <table:table-cell table:style-name="Table7.B7" office:value-type="string">
            <text:p text:style-name="P7"/>
          </table:table-cell>
          <table:table-cell table:style-name="Table7.C7" office:value-type="string">
            <text:p text:style-name="P7"/>
          </table:table-cell>
          <table:table-cell table:style-name="Table7.D7" table:number-columns-spanned="2" office:value-type="string">
            <text:p text:style-name="P7"/>
          </table:table-cell>
          <table:covered-table-cell/>
          <table:table-cell table:style-name="Table7.F7" office:value-type="string">
            <text:p text:style-name="P7"/>
          </table:table-cell>
        </table:table-row>
        <table:table-row>
          <table:table-cell table:style-name="Table7.F4" table:number-columns-spanned="6" office:value-type="string">
            <text:p text:style-name="P52">Resultados/Observaciones para el Ciclo de prueb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table-cell table:style-name="Table7.A9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6"/>
      <text:p text:style-name="P141">Matriz de trazabilidad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53">ID Caso de <text:soft-page-break/>uso</text:p>
          </table:table-cell>
          <table:table-cell table:style-name="Table9.A1" office:value-type="string">
            <text:p text:style-name="P53">ID de Caso de <text:soft-page-break/>prueba</text:p>
          </table:table-cell>
          <table:table-cell table:style-name="Table9.A1" office:value-type="string">
            <text:p text:style-name="P53">ID Tipo de <text:soft-page-break/>prueba</text:p>
          </table:table-cell>
          <table:table-cell table:style-name="Table9.D1" office:value-type="string">
            <text:p text:style-name="P53">ID Ciclo de <text:soft-page-break/>prueba</text:p>
          </table:table-cell>
        </table:table-row>
        <table:table-row>
          <table:table-cell table:style-name="Table9.A2" office:value-type="string">
            <text:p text:style-name="P34">CU09 (CU10, CU11, CU12)</text:p>
          </table:table-cell>
          <table:table-cell table:style-name="Table9.B2" office:value-type="string">
            <text:p text:style-name="P35">CP01</text:p>
          </table:table-cell>
          <table:table-cell table:style-name="Table9.C3" office:value-type="string">
            <text:p text:style-name="P87">TPO1-F</text:p>
          </table:table-cell>
          <table:table-cell table:style-name="Table9.D3" office:value-type="string">
            <text:p text:style-name="P36">C01</text:p>
          </table:table-cell>
        </table:table-row>
        <table:table-row>
          <table:table-cell table:style-name="Table9.A3" office:value-type="string">
            <text:p text:style-name="P34">CU15 (CU16, CU16, CU17)</text:p>
          </table:table-cell>
          <table:table-cell table:style-name="Table9.B3" office:value-type="string">
            <text:p text:style-name="P35">CP02</text:p>
          </table:table-cell>
          <table:table-cell table:style-name="Table9.C3" office:value-type="string">
            <text:p text:style-name="P87">TPO1-F</text:p>
          </table:table-cell>
          <table:table-cell table:style-name="Table9.D3" office:value-type="string">
            <text:p text:style-name="P36">C01</text:p>
          </table:table-cell>
        </table:table-row>
        <table:table-row>
          <table:table-cell table:style-name="Table9.A4" office:value-type="string">
            <text:p text:style-name="P37">CU03 (CU04, CU05, CU06)</text:p>
          </table:table-cell>
          <table:table-cell table:style-name="Table9.B4" office:value-type="string">
            <text:p text:style-name="P35">CP03</text:p>
          </table:table-cell>
          <table:table-cell table:style-name="Table9.C4" office:value-type="string">
            <text:p text:style-name="P87">TPO1-F</text:p>
          </table:table-cell>
          <table:table-cell table:style-name="Table9.D4" office:value-type="string">
            <text:p text:style-name="P36">C01</text:p>
          </table:table-cell>
        </table:table-row>
        <table:table-row>
          <table:table-cell table:style-name="Table9.A5" office:value-type="string">
            <text:p text:style-name="P37">-</text:p>
          </table:table-cell>
          <table:table-cell table:style-name="Table9.B5" office:value-type="string">
            <text:p text:style-name="P35">-</text:p>
          </table:table-cell>
          <table:table-cell table:style-name="Table9.C5" office:value-type="string">
            <text:p text:style-name="P58">-</text:p>
          </table:table-cell>
          <table:table-cell table:style-name="Table9.D5" office:value-type="string">
            <text:p text:style-name="P36">-</text:p>
          </table:table-cell>
        </table:table-row>
      </table:table>
      <text:p text:style-name="P90"/>
      <text:p text:style-name="P120">Criterios para el Inicio y Fin del Plan de pruebas</text:p>
      <text:p text:style-name="P91"><text:span text:style-name="T60">C</text:span><text:span text:style-name="T59">riterios de inicio</text:span></text:p>
      <text:p text:style-name="P88"><text:span text:style-name="T74">Para que el plan de pruebas pueda iniciar se debe cumplir ciertos puntos</text:span><text:span text:style-name="T72">: </text:span></text:p>
      <text:list xml:id="list190111818238246" text:continue-list="list1834335400" text:style-name="L9">
        <text:list-item>
          <text:p text:style-name="P200"><text:span text:style-name="T73">T</text:span><text:span text:style-name="T69">ener a </text:span><text:span text:style-name="T75">disposición</text:span><text:span text:style-name="T69"> equipos tanto para ejecutar las pruebas, como para documentar </text:span><text:span text:style-name="T76">el proceso.</text:span></text:p>
        </text:list-item>
        <text:list-item>
          <text:p text:style-name="P201"><text:span text:style-name="T76">T</text:span><text:span text:style-name="T69">ener al menos a un miembro del proyecto en el rol de “</text:span><text:span text:style-name="T77">T</text:span><text:span text:style-name="T69">ester” para poder realizar las pruebas.</text:span></text:p>
        </text:list-item>
      </text:list>
      <text:p text:style-name="P140"/>
      <text:p text:style-name="P142">Criterios de fin</text:p>
      <text:p text:style-name="P94"><text:span text:style-name="T39">Para que el plan de pruebas del proyecto “Colibrí” se de por concluido se deben realizar los respectivos tipos de pruebas a los módulos del sistemas </text:span><text:span text:style-name="T40">abarcando todos las casos de prueba. Y los resultados de la ejecución de casos debe ser exitoso, en caso de no serlo se deben corregir los errores y repetir los casos de pruebas hasta que este se ejecuten de manera exitosa.</text:span></text:p>
      <text:p text:style-name="P130"/>
      <text:p text:style-name="P92"><text:span text:style-name="T60">C</text:span><text:span text:style-name="T59">riterios de </text:span><text:span text:style-name="T61">suspensión y retorno de actividades</text:span></text:p>
      <text:p text:style-name="P110"><text:span text:style-name="T72">L</text:span><text:span text:style-name="T69">as pruebas finalizarán con la </text:span><text:span text:style-name="T78">ausencia del tester encargado de realizarlas o con</text:span><text:span text:style-name="T69"> </text:span><text:span text:style-name="T79">el fin de vida útil del producto de software desarrollado con el Proyecto Colibrí.</text:span></text:p>
      <text:p text:style-name="P103"/>
      <text:p text:style-name="P121">C<text:span text:style-name="T66">riterios para el lanzamiento</text:span></text:p>
      <text:p text:style-name="P123"><text:span text:style-name="T63">Criterios </text:span><text:span text:style-name="T64">de evaluación</text:span></text:p>
      <text:p text:style-name="P104"><text:soft-page-break/><text:span text:style-name="T65">E</text:span>l producto de software no sera lanzado hasta que no pase todos los casos de pruebas de manera exitosa.</text:p>
      <text:p text:style-name="P143"/>
      <text:p text:style-name="P124"><text:span text:style-name="T64">C</text:span><text:span text:style-name="T58">lasificación de errores</text:span></text:p>
      <text:p text:style-name="P143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54">Calificación</text:p>
          </table:table-cell>
          <table:table-cell table:style-name="Table8.A1" office:value-type="string">
            <text:p text:style-name="P54">Definición de gravedad</text:p>
          </table:table-cell>
          <table:table-cell table:style-name="Table8.C1" office:value-type="string">
            <text:p text:style-name="P54">Definición de prioridad</text:p>
          </table:table-cell>
        </table:table-row>
        <table:table-row>
          <table:table-cell table:style-name="Table8.B3" office:value-type="string">
            <text:p text:style-name="P38">-</text:p>
          </table:table-cell>
          <table:table-cell table:style-name="Table8.B3" office:value-type="string">
            <text:p text:style-name="P38">-</text:p>
          </table:table-cell>
          <table:table-cell table:style-name="Table8.C3" office:value-type="string">
            <text:p text:style-name="P38">-</text:p>
          </table:table-cell>
        </table:table-row>
        <table:table-row>
          <table:table-cell table:style-name="Table8.B3" office:value-type="string">
            <text:p text:style-name="P38">-</text:p>
          </table:table-cell>
          <table:table-cell table:style-name="Table8.B3" office:value-type="string">
            <text:p text:style-name="P38">-</text:p>
          </table:table-cell>
          <table:table-cell table:style-name="Table8.C3" office:value-type="string">
            <text:p text:style-name="P38">-</text:p>
          </table:table-cell>
        </table:table-row>
      </table:table>
      <text:p text:style-name="P122"/>
      <text:p text:style-name="P93"><text:span text:style-name="T62">R</text:span><text:span text:style-name="T59">esultados de la prueba</text:span></text:p>
      <text:p text:style-name="P105">-</text:p>
      <text:p text:style-name="P105"/>
      <text:p text:style-name="P125">Riesgo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55">Riesgos</text:p>
          </table:table-cell>
          <table:table-cell table:style-name="Table10.A1" office:value-type="string">
            <text:p text:style-name="P55">Estrategias <text:span text:style-name="T67">de mitigación</text:span></text:p>
          </table:table-cell>
          <table:table-cell table:style-name="Table10.A1" office:value-type="string">
            <text:p text:style-name="P56">Plan de contingencia</text:p>
          </table:table-cell>
          <table:table-cell table:style-name="Table10.D1" office:value-type="string">
            <text:p text:style-name="P56">Impacto</text:p>
          </table:table-cell>
        </table:table-row>
        <table:table-row>
          <table:table-cell table:style-name="Table10.A3" office:value-type="string">
            <text:p text:style-name="P39">Falta de capacitación del tester</text:p>
          </table:table-cell>
          <table:table-cell table:style-name="Table10.B2" office:value-type="string">
            <text:p text:style-name="P40">Seleccionar a otro miembro del equipo para que realice las pruebas junto a él.</text:p>
          </table:table-cell>
          <table:table-cell table:style-name="Table10.C2" office:value-type="string">
            <text:p text:style-name="P40">Seleccionar a otro miembro del equipo experimentado para que se encargue de las pruebas.</text:p>
            <text:p text:style-name="P41">Capacitar al tester.</text:p>
          </table:table-cell>
          <table:table-cell table:style-name="Table10.D2" office:value-type="string">
            <text:p text:style-name="P40">Las pruebas llevaran más tiempo del esperado o no podrán realizarse.</text:p>
          </table:table-cell>
        </table:table-row>
        <table:table-row>
          <table:table-cell table:style-name="Table10.A3" office:value-type="string">
            <text:p text:style-name="P42">El tiempo de pruebas lleva más de lo esperado</text:p>
          </table:table-cell>
          <table:table-cell table:style-name="Table10.B3" office:value-type="string">
            <text:p text:style-name="P43">Disminuir el listado de pruebas según la prioridad dejando solo las más importantes.</text:p>
          </table:table-cell>
          <table:table-cell table:style-name="Table10.C3" office:value-type="string">
            <text:p text:style-name="P44">Optimizar le plan de pruebas y asignarle el rol de Administrador del Plan de pruebas a otro miembro del equipo.</text:p>
          </table:table-cell>
          <table:table-cell table:style-name="Table10.D3" office:value-type="string">
            <text:p text:style-name="P45">Afecta a las demás áreas del proceso de desarrollo de software.</text:p>
            <text:p text:style-name="P46">Lleva <text:s/>a la temprana entrega del <text:s/>producto se software. <text:span text:style-name="T68">El cual puede tener posibles fallas que pueden ser detectadas por el </text:span><text:soft-page-break/><text:span text:style-name="T68">cliente.</text:span></text:p>
          </table:table-cell>
        </table:table-row>
      </table:table>
      <text:p text:style-name="P106"/>
      <text:p text:style-name="P202">Reportes de problema y resolución</text:p>
      <text:p text:style-name="P111"/>
      <text:p text:style-name="P126"><text:span text:style-name="T80">R</text:span>esponsabilidades, personal y necesidades de capacidad</text:p>
      <text:p text:style-name="P127"><text:span text:style-name="T64">P</text:span><text:span text:style-name="T58">ersonal y roles necesario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57">Roles</text:p>
          </table:table-cell>
          <table:table-cell table:style-name="Table11.A1" office:value-type="string">
            <text:p text:style-name="P57">Recursos necesarios</text:p>
          </table:table-cell>
          <table:table-cell table:style-name="Table11.A1" office:value-type="string">
            <text:p text:style-name="P57">Estado</text:p>
          </table:table-cell>
          <table:table-cell table:style-name="Table11.D1" office:value-type="string">
            <text:p text:style-name="P57">Responsabilidades especificas o comentarios</text:p>
          </table:table-cell>
        </table:table-row>
        <table:table-row>
          <table:table-cell table:style-name="Table11.A3" office:value-type="string">
            <text:p text:style-name="P47">Administrador del Plan de pruebas</text:p>
          </table:table-cell>
          <table:table-cell table:style-name="Table11.B2" office:value-type="string">
            <text:p text:style-name="P48">1</text:p>
          </table:table-cell>
          <table:table-cell table:style-name="Table11.C3" office:value-type="string">
            <text:p text:style-name="P48">Asignado</text:p>
          </table:table-cell>
          <table:table-cell table:style-name="Table11.D2" office:value-type="string">
            <text:list xml:id="list2453216114" text:style-name="L11">
              <text:list-item>
                <text:p text:style-name="P153">Encargado de coordinar y hacer el seguimiento del plan de pruebas.</text:p>
              </text:list-item>
              <text:list-item>
                <text:p text:style-name="P154"><text:span text:style-name="T81">E</text:span>ncargado de diseñar los diferentes de casos de prueba</text:p>
              </text:list-item>
            </text:list>
          </table:table-cell>
        </table:table-row>
        <table:table-row>
          <table:table-cell table:style-name="Table11.A3" office:value-type="string">
            <text:p text:style-name="P47">Tester (ejecutor de casos de prueba)</text:p>
          </table:table-cell>
          <table:table-cell table:style-name="Table11.B3" office:value-type="string">
            <text:p text:style-name="P48">1</text:p>
          </table:table-cell>
          <table:table-cell table:style-name="Table11.C3" office:value-type="string">
            <text:p text:style-name="P48">Asignado</text:p>
          </table:table-cell>
          <table:table-cell table:style-name="Table11.D3" office:value-type="string">
            <text:list xml:id="list3709501381" text:style-name="L12">
              <text:list-item>
                <text:p text:style-name="P155">Encargado de ejecutar los casos de prueba, analizar los resultados obtenidos.</text:p>
              </text:list-item>
              <text:list-item>
                <text:p text:style-name="P156">Informar al encargado de la programación de los <text:s/>errores detectados.</text:p>
              </text:list-item>
            </text:list>
          </table:table-cell>
        </table:table-row>
      </table:table>
      <text:p text:style-name="P1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SI_20_-_20_Normal" style:display-name="PSI - Normal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20551"/>
    </style:style>
    <style:style style:name="MT2" style:family="text">
      <style:text-properties officeooo:rsid="0030fb1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UEBAS — </text:span>PÁGINA <text:page-number text:select-page="current">14</text:page-number><text:s/>DE <text:page-count>14</text:page-count></text:p>
      </style:header>
      <style:header-first>
        <text:p text:style-name="MP2"><text:span text:style-name="MT2">PLAN DE PRUEBAS — </text:span>PÁGINA <text:page-number text:select-page="current">1</text:page-number><text:s/>DE <text:page-count>14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5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7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21T19:01:11.261831387</dc:date>
    <meta:editing-duration>PT21H7M28S</meta:editing-duration>
    <meta:editing-cycles>269</meta:editing-cycles>
    <meta:generator>LibreOffice/6.0.7.3$Linux_X86_64 LibreOffice_project/00m0$Build-3</meta:generator>
    <dc:creator>Cinthia Lima</dc:creator>
    <meta:document-statistic meta:table-count="11" meta:image-count="3" meta:object-count="0" meta:page-count="14" meta:paragraph-count="308" meta:word-count="2095" meta:character-count="12265" meta:non-whitespace-character-count="10552"/>
  </office:meta>
</office:document-meta>
</file>